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2.522cm"/>
    </style:style>
    <style:style style:name="co8" style:family="table-column">
      <style:table-column-properties fo:break-before="auto" style:column-width="1.291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03cm"/>
    </style:style>
    <style:style style:name="co11" style:family="table-column">
      <style:table-column-properties fo:break-before="auto" style:column-width="1.072cm"/>
    </style:style>
    <style:style style:name="co12" style:family="table-column">
      <style:table-column-properties fo:break-before="auto" style:column-width="2.14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2.05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GB">
      <number:number number:min-integer-digits="1"/>
    </number:number-style>
    <style:style style:name="ce1" style:family="table-cell" style:parent-style-name="Default" style:data-style-name="N5000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x-position</text:p>
          </table:table-cell>
          <table:table-cell table:style-name="Default" office:value-type="string">
            <text:p>y-position</text:p>
          </table:table-cell>
          <table:table-cell table:style-name="Default" office:value-type="string">
            <text:p>z-position</text:p>
          </table:table-cell>
          <table:table-cell office:value-type="string">
            <text:p>type</text:p>
          </table:table-cell>
          <table:table-cell office:value-type="string">
            <text:p>x-velocity</text:p>
          </table:table-cell>
          <table:table-cell office:value-type="string">
            <text:p>y-velocity</text:p>
          </table:table-cell>
          <table:table-cell office:value-type="string">
            <text:p>z-velocity</text:p>
          </table:table-cell>
          <table:table-cell office:value-type="string">
            <text:p>x-acceleration</text:p>
          </table:table-cell>
          <table:table-cell office:value-type="string">
            <text:p>y-acceleration</text:p>
          </table:table-cell>
          <table:table-cell office:value-type="string">
            <text:p>z-acceleration</text:p>
          </table:table-cell>
          <table:table-cell office:value-type="string">
            <text:p>status</text:p>
          </table:table-cell>
          <table:table-cell office:value-type="string">
            <text:p>marker-info</text:p>
          </table:table-cell>
          <table:table-cell office:value-type="string">
            <text:p>algorithm</text:p>
          </table:table-cell>
          <table:table-cell office:value-type="string">
            <text:p>color</text:p>
          </table:table-cell>
          <table:table-cell office:value-type="string">
            <text:p>x-axis-1</text:p>
          </table:table-cell>
          <table:table-cell office:value-type="string">
            <text:p>x-axis-2</text:p>
          </table:table-cell>
          <table:table-cell office:value-type="string">
            <text:p>x-axis-3</text:p>
          </table:table-cell>
          <table:table-cell office:value-type="string">
            <text:p>y-axis-1</text:p>
          </table:table-cell>
          <table:table-cell office:value-type="string">
            <text:p>y-axis-2</text:p>
          </table:table-cell>
          <table:table-cell office:value-type="string">
            <text:p>y-axis-3</text:p>
          </table:table-cell>
          <table:table-cell office:value-type="string">
            <text:p>z-axis-1</text:p>
          </table:table-cell>
          <table:table-cell office:value-type="string">
            <text:p>z-axis-2</text:p>
          </table:table-cell>
          <table:table-cell office:value-type="string">
            <text:p>z-axis-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20*RAND()-10" office:value-type="float" office:value="-8.37568749673665">
            <text:p>-8.38</text:p>
          </table:table-cell>
          <table:table-cell table:formula="oooc:=20*RAND()-10" office:value-type="float" office:value="-9.80136119760573">
            <text:p>-9.8</text:p>
          </table:table-cell>
          <table:table-cell table:formula="oooc:=20*RAND()-10" office:value-type="float" office:value="-4.44091571494937">
            <text:p>-4.4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]+1" office:value-type="float" office:value="1">
            <text:p>1</text:p>
          </table:table-cell>
          <table:table-cell table:formula="oooc:=20*RAND()-10" office:value-type="float" office:value="2.28042802773416">
            <text:p>2.28</text:p>
          </table:table-cell>
          <table:table-cell table:formula="oooc:=20*RAND()-10" office:value-type="float" office:value="7.29280564002693">
            <text:p>7.29</text:p>
          </table:table-cell>
          <table:table-cell table:formula="oooc:=20*RAND()-10" office:value-type="float" office:value="3.75407109968364">
            <text:p>3.7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]+1" office:value-type="float" office:value="2">
            <text:p>2</text:p>
          </table:table-cell>
          <table:table-cell table:formula="oooc:=20*RAND()-10" office:value-type="float" office:value="-5.06654877215624">
            <text:p>-5.07</text:p>
          </table:table-cell>
          <table:table-cell table:formula="oooc:=20*RAND()-10" office:value-type="float" office:value="7.12286045774817">
            <text:p>7.12</text:p>
          </table:table-cell>
          <table:table-cell table:formula="oooc:=20*RAND()-10" office:value-type="float" office:value="-2.7715436834842">
            <text:p>-2.7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]+1" office:value-type="float" office:value="3">
            <text:p>3</text:p>
          </table:table-cell>
          <table:table-cell table:formula="oooc:=20*RAND()-10" office:value-type="float" office:value="6.52485808357596">
            <text:p>6.52</text:p>
          </table:table-cell>
          <table:table-cell table:formula="oooc:=20*RAND()-10" office:value-type="float" office:value="4.80112999677658">
            <text:p>4.8</text:p>
          </table:table-cell>
          <table:table-cell table:formula="oooc:=20*RAND()-10" office:value-type="float" office:value="0.712247705087066">
            <text:p>0.7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]+1" office:value-type="float" office:value="4">
            <text:p>4</text:p>
          </table:table-cell>
          <table:table-cell table:formula="oooc:=20*RAND()-10" office:value-type="float" office:value="6.89803593792021">
            <text:p>6.9</text:p>
          </table:table-cell>
          <table:table-cell table:formula="oooc:=20*RAND()-10" office:value-type="float" office:value="-1.73818739131093">
            <text:p>-1.74</text:p>
          </table:table-cell>
          <table:table-cell table:formula="oooc:=20*RAND()-10" office:value-type="float" office:value="-3.46851428039372">
            <text:p>-3.4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]+1" office:value-type="float" office:value="5">
            <text:p>5</text:p>
          </table:table-cell>
          <table:table-cell table:formula="oooc:=20*RAND()-10" office:value-type="float" office:value="-4.072618894279">
            <text:p>-4.07</text:p>
          </table:table-cell>
          <table:table-cell table:formula="oooc:=20*RAND()-10" office:value-type="float" office:value="7.72518010810018">
            <text:p>7.73</text:p>
          </table:table-cell>
          <table:table-cell table:formula="oooc:=20*RAND()-10" office:value-type="float" office:value="2.71515818312764">
            <text:p>2.7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]+1" office:value-type="float" office:value="6">
            <text:p>6</text:p>
          </table:table-cell>
          <table:table-cell table:formula="oooc:=20*RAND()-10" office:value-type="float" office:value="9.23274391330779">
            <text:p>9.23</text:p>
          </table:table-cell>
          <table:table-cell table:formula="oooc:=20*RAND()-10" office:value-type="float" office:value="3.80460855551064">
            <text:p>3.8</text:p>
          </table:table-cell>
          <table:table-cell table:formula="oooc:=20*RAND()-10" office:value-type="float" office:value="-3.36880614049733">
            <text:p>-3.3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]+1" office:value-type="float" office:value="7">
            <text:p>7</text:p>
          </table:table-cell>
          <table:table-cell table:formula="oooc:=20*RAND()-10" office:value-type="float" office:value="-7.29526338167489">
            <text:p>-7.3</text:p>
          </table:table-cell>
          <table:table-cell table:formula="oooc:=20*RAND()-10" office:value-type="float" office:value="-3.13376029022038">
            <text:p>-3.13</text:p>
          </table:table-cell>
          <table:table-cell table:formula="oooc:=20*RAND()-10" office:value-type="float" office:value="-8.81505387835205">
            <text:p>-8.8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]+1" office:value-type="float" office:value="8">
            <text:p>8</text:p>
          </table:table-cell>
          <table:table-cell table:formula="oooc:=20*RAND()-10" office:value-type="float" office:value="7.43841347284615">
            <text:p>7.44</text:p>
          </table:table-cell>
          <table:table-cell table:formula="oooc:=20*RAND()-10" office:value-type="float" office:value="6.19694102555513">
            <text:p>6.2</text:p>
          </table:table-cell>
          <table:table-cell table:formula="oooc:=20*RAND()-10" office:value-type="float" office:value="9.46613748557866">
            <text:p>9.4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]+1" office:value-type="float" office:value="9">
            <text:p>9</text:p>
          </table:table-cell>
          <table:table-cell table:formula="oooc:=20*RAND()-10" office:value-type="float" office:value="3.08471038937569">
            <text:p>3.08</text:p>
          </table:table-cell>
          <table:table-cell table:formula="oooc:=20*RAND()-10" office:value-type="float" office:value="4.30812523700297">
            <text:p>4.31</text:p>
          </table:table-cell>
          <table:table-cell table:formula="oooc:=20*RAND()-10" office:value-type="float" office:value="1.98469751514494">
            <text:p>1.9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]+1" office:value-type="float" office:value="10">
            <text:p>10</text:p>
          </table:table-cell>
          <table:table-cell table:formula="oooc:=20*RAND()-10" office:value-type="float" office:value="-8.19319193251431">
            <text:p>-8.19</text:p>
          </table:table-cell>
          <table:table-cell table:formula="oooc:=20*RAND()-10" office:value-type="float" office:value="5.93243774957955">
            <text:p>5.93</text:p>
          </table:table-cell>
          <table:table-cell table:formula="oooc:=20*RAND()-10" office:value-type="float" office:value="2.18333631753922">
            <text:p>2.1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]+1" office:value-type="float" office:value="11">
            <text:p>11</text:p>
          </table:table-cell>
          <table:table-cell table:formula="oooc:=20*RAND()-10" office:value-type="float" office:value="-2.63410764746368">
            <text:p>-2.63</text:p>
          </table:table-cell>
          <table:table-cell table:formula="oooc:=20*RAND()-10" office:value-type="float" office:value="-1.78713422268629">
            <text:p>-1.79</text:p>
          </table:table-cell>
          <table:table-cell table:formula="oooc:=20*RAND()-10" office:value-type="float" office:value="-0.523858042433858">
            <text:p>-0.5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]+1" office:value-type="float" office:value="12">
            <text:p>12</text:p>
          </table:table-cell>
          <table:table-cell table:formula="oooc:=20*RAND()-10" office:value-type="float" office:value="-8.88003654778004">
            <text:p>-8.88</text:p>
          </table:table-cell>
          <table:table-cell table:formula="oooc:=20*RAND()-10" office:value-type="float" office:value="3.1463170144707">
            <text:p>3.15</text:p>
          </table:table-cell>
          <table:table-cell table:formula="oooc:=20*RAND()-10" office:value-type="float" office:value="-3.40099758468568">
            <text:p>-3.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]+1" office:value-type="float" office:value="13">
            <text:p>13</text:p>
          </table:table-cell>
          <table:table-cell table:formula="oooc:=20*RAND()-10" office:value-type="float" office:value="-1.65158023126423">
            <text:p>-1.65</text:p>
          </table:table-cell>
          <table:table-cell table:formula="oooc:=20*RAND()-10" office:value-type="float" office:value="-0.32882490195334">
            <text:p>-0.33</text:p>
          </table:table-cell>
          <table:table-cell table:formula="oooc:=20*RAND()-10" office:value-type="float" office:value="-8.5998675879091">
            <text:p>-8.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]+1" office:value-type="float" office:value="14">
            <text:p>14</text:p>
          </table:table-cell>
          <table:table-cell table:formula="oooc:=20*RAND()-10" office:value-type="float" office:value="9.06066747382283">
            <text:p>9.06</text:p>
          </table:table-cell>
          <table:table-cell table:formula="oooc:=20*RAND()-10" office:value-type="float" office:value="-3.43078896403313">
            <text:p>-3.43</text:p>
          </table:table-cell>
          <table:table-cell table:formula="oooc:=20*RAND()-10" office:value-type="float" office:value="-0.338054969906807">
            <text:p>-0.3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]+1" office:value-type="float" office:value="15">
            <text:p>15</text:p>
          </table:table-cell>
          <table:table-cell table:formula="oooc:=20*RAND()-10" office:value-type="float" office:value="-4.40784679725766">
            <text:p>-4.41</text:p>
          </table:table-cell>
          <table:table-cell table:formula="oooc:=20*RAND()-10" office:value-type="float" office:value="2.49659214168787">
            <text:p>2.5</text:p>
          </table:table-cell>
          <table:table-cell table:formula="oooc:=20*RAND()-10" office:value-type="float" office:value="-2.61287486180663">
            <text:p>-2.6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]+1" office:value-type="float" office:value="16">
            <text:p>16</text:p>
          </table:table-cell>
          <table:table-cell table:formula="oooc:=20*RAND()-10" office:value-type="float" office:value="8.30731138586998">
            <text:p>8.31</text:p>
          </table:table-cell>
          <table:table-cell table:formula="oooc:=20*RAND()-10" office:value-type="float" office:value="1.72933606430888">
            <text:p>1.73</text:p>
          </table:table-cell>
          <table:table-cell table:formula="oooc:=20*RAND()-10" office:value-type="float" office:value="-8.80826630629599">
            <text:p>-8.8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]+1" office:value-type="float" office:value="17">
            <text:p>17</text:p>
          </table:table-cell>
          <table:table-cell table:formula="oooc:=20*RAND()-10" office:value-type="float" office:value="-5.06149474531412">
            <text:p>-5.06</text:p>
          </table:table-cell>
          <table:table-cell table:formula="oooc:=20*RAND()-10" office:value-type="float" office:value="4.434072682634">
            <text:p>4.43</text:p>
          </table:table-cell>
          <table:table-cell table:formula="oooc:=20*RAND()-10" office:value-type="float" office:value="-1.94202659651637">
            <text:p>-1.9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]+1" office:value-type="float" office:value="18">
            <text:p>18</text:p>
          </table:table-cell>
          <table:table-cell table:formula="oooc:=20*RAND()-10" office:value-type="float" office:value="-3.87654862366617">
            <text:p>-3.88</text:p>
          </table:table-cell>
          <table:table-cell table:formula="oooc:=20*RAND()-10" office:value-type="float" office:value="1.87248616479337">
            <text:p>1.87</text:p>
          </table:table-cell>
          <table:table-cell table:formula="oooc:=20*RAND()-10" office:value-type="float" office:value="-5.74508557096124">
            <text:p>-5.7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0]+1" office:value-type="float" office:value="19">
            <text:p>19</text:p>
          </table:table-cell>
          <table:table-cell table:formula="oooc:=20*RAND()-10" office:value-type="float" office:value="-4.41041112877429">
            <text:p>-4.41</text:p>
          </table:table-cell>
          <table:table-cell table:formula="oooc:=20*RAND()-10" office:value-type="float" office:value="-5.04280344583094">
            <text:p>-5.04</text:p>
          </table:table-cell>
          <table:table-cell table:formula="oooc:=20*RAND()-10" office:value-type="float" office:value="8.56303967535496">
            <text:p>8.5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1]+1" office:value-type="float" office:value="20">
            <text:p>20</text:p>
          </table:table-cell>
          <table:table-cell table:formula="oooc:=20*RAND()-10" office:value-type="float" office:value="7.57428638637066">
            <text:p>7.57</text:p>
          </table:table-cell>
          <table:table-cell table:formula="oooc:=20*RAND()-10" office:value-type="float" office:value="-3.23599537834525">
            <text:p>-3.24</text:p>
          </table:table-cell>
          <table:table-cell table:formula="oooc:=20*RAND()-10" office:value-type="float" office:value="4.49547742493451">
            <text:p>4.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2]+1" office:value-type="float" office:value="21">
            <text:p>21</text:p>
          </table:table-cell>
          <table:table-cell table:formula="oooc:=20*RAND()-10" office:value-type="float" office:value="-0.242377296090126">
            <text:p>-0.24</text:p>
          </table:table-cell>
          <table:table-cell table:formula="oooc:=20*RAND()-10" office:value-type="float" office:value="4.12989697419107">
            <text:p>4.13</text:p>
          </table:table-cell>
          <table:table-cell table:formula="oooc:=20*RAND()-10" office:value-type="float" office:value="-7.29165679775178">
            <text:p>-7.2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3]+1" office:value-type="float" office:value="22">
            <text:p>22</text:p>
          </table:table-cell>
          <table:table-cell table:formula="oooc:=20*RAND()-10" office:value-type="float" office:value="9.23376466147602">
            <text:p>9.23</text:p>
          </table:table-cell>
          <table:table-cell table:formula="oooc:=20*RAND()-10" office:value-type="float" office:value="5.24986042641103">
            <text:p>5.25</text:p>
          </table:table-cell>
          <table:table-cell table:formula="oooc:=20*RAND()-10" office:value-type="float" office:value="5.85466021671891">
            <text:p>5.8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4]+1" office:value-type="float" office:value="23">
            <text:p>23</text:p>
          </table:table-cell>
          <table:table-cell table:formula="oooc:=20*RAND()-10" office:value-type="float" office:value="-4.16723292320967">
            <text:p>-4.17</text:p>
          </table:table-cell>
          <table:table-cell table:formula="oooc:=20*RAND()-10" office:value-type="float" office:value="-6.4017198048532">
            <text:p>-6.4</text:p>
          </table:table-cell>
          <table:table-cell table:formula="oooc:=20*RAND()-10" office:value-type="float" office:value="-4.4741646759212">
            <text:p>-4.4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5]+1" office:value-type="float" office:value="24">
            <text:p>24</text:p>
          </table:table-cell>
          <table:table-cell table:formula="oooc:=20*RAND()-10" office:value-type="float" office:value="-2.76710051111877">
            <text:p>-2.77</text:p>
          </table:table-cell>
          <table:table-cell table:formula="oooc:=20*RAND()-10" office:value-type="float" office:value="-7.34105233103037">
            <text:p>-7.34</text:p>
          </table:table-cell>
          <table:table-cell table:formula="oooc:=20*RAND()-10" office:value-type="float" office:value="2.09504636004567">
            <text:p>2.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6]+1" office:value-type="float" office:value="25">
            <text:p>25</text:p>
          </table:table-cell>
          <table:table-cell table:formula="oooc:=20*RAND()-10" office:value-type="float" office:value="6.89484451897442">
            <text:p>6.89</text:p>
          </table:table-cell>
          <table:table-cell table:formula="oooc:=20*RAND()-10" office:value-type="float" office:value="-1.74889912828803">
            <text:p>-1.75</text:p>
          </table:table-cell>
          <table:table-cell table:formula="oooc:=20*RAND()-10" office:value-type="float" office:value="-5.40836148895323">
            <text:p>-5.4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7]+1" office:value-type="float" office:value="26">
            <text:p>26</text:p>
          </table:table-cell>
          <table:table-cell table:formula="oooc:=20*RAND()-10" office:value-type="float" office:value="-5.71803034283221">
            <text:p>-5.72</text:p>
          </table:table-cell>
          <table:table-cell table:formula="oooc:=20*RAND()-10" office:value-type="float" office:value="-3.44158773310483">
            <text:p>-3.44</text:p>
          </table:table-cell>
          <table:table-cell table:formula="oooc:=20*RAND()-10" office:value-type="float" office:value="6.32097457535565">
            <text:p>6.3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8]+1" office:value-type="float" office:value="27">
            <text:p>27</text:p>
          </table:table-cell>
          <table:table-cell table:formula="oooc:=20*RAND()-10" office:value-type="float" office:value="-4.5262966491282">
            <text:p>-4.53</text:p>
          </table:table-cell>
          <table:table-cell table:formula="oooc:=20*RAND()-10" office:value-type="float" office:value="1.49691752158105">
            <text:p>1.5</text:p>
          </table:table-cell>
          <table:table-cell table:formula="oooc:=20*RAND()-10" office:value-type="float" office:value="0.755047257989645">
            <text:p>0.7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9]+1" office:value-type="float" office:value="28">
            <text:p>28</text:p>
          </table:table-cell>
          <table:table-cell table:formula="oooc:=20*RAND()-10" office:value-type="float" office:value="3.53167675435543">
            <text:p>3.53</text:p>
          </table:table-cell>
          <table:table-cell table:formula="oooc:=20*RAND()-10" office:value-type="float" office:value="7.62036889791489">
            <text:p>7.62</text:p>
          </table:table-cell>
          <table:table-cell table:formula="oooc:=20*RAND()-10" office:value-type="float" office:value="-7.37246657721698">
            <text:p>-7.3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0]+1" office:value-type="float" office:value="29">
            <text:p>29</text:p>
          </table:table-cell>
          <table:table-cell table:formula="oooc:=20*RAND()-10" office:value-type="float" office:value="7.78659119270742">
            <text:p>7.79</text:p>
          </table:table-cell>
          <table:table-cell table:formula="oooc:=20*RAND()-10" office:value-type="float" office:value="-6.7900422308594">
            <text:p>-6.79</text:p>
          </table:table-cell>
          <table:table-cell table:formula="oooc:=20*RAND()-10" office:value-type="float" office:value="-2.41527002304792">
            <text:p>-2.4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1]+1" office:value-type="float" office:value="30">
            <text:p>30</text:p>
          </table:table-cell>
          <table:table-cell table:formula="oooc:=20*RAND()-10" office:value-type="float" office:value="6.34963086806238">
            <text:p>6.35</text:p>
          </table:table-cell>
          <table:table-cell table:formula="oooc:=20*RAND()-10" office:value-type="float" office:value="-9.21575584448874">
            <text:p>-9.22</text:p>
          </table:table-cell>
          <table:table-cell table:formula="oooc:=20*RAND()-10" office:value-type="float" office:value="4.34873459860682">
            <text:p>4.3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2]+1" office:value-type="float" office:value="31">
            <text:p>31</text:p>
          </table:table-cell>
          <table:table-cell table:formula="oooc:=20*RAND()-10" office:value-type="float" office:value="0.845108292996883">
            <text:p>0.85</text:p>
          </table:table-cell>
          <table:table-cell table:formula="oooc:=20*RAND()-10" office:value-type="float" office:value="0.541866859421134">
            <text:p>0.54</text:p>
          </table:table-cell>
          <table:table-cell table:formula="oooc:=20*RAND()-10" office:value-type="float" office:value="-1.52136842720211">
            <text:p>-1.5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3]+1" office:value-type="float" office:value="32">
            <text:p>32</text:p>
          </table:table-cell>
          <table:table-cell table:formula="oooc:=20*RAND()-10" office:value-type="float" office:value="3.5534514952451">
            <text:p>3.55</text:p>
          </table:table-cell>
          <table:table-cell table:formula="oooc:=20*RAND()-10" office:value-type="float" office:value="-0.22436847910285">
            <text:p>-0.22</text:p>
          </table:table-cell>
          <table:table-cell table:formula="oooc:=20*RAND()-10" office:value-type="float" office:value="-6.27150800079107">
            <text:p>-6.2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4]+1" office:value-type="float" office:value="33">
            <text:p>33</text:p>
          </table:table-cell>
          <table:table-cell table:formula="oooc:=20*RAND()-10" office:value-type="float" office:value="-0.591888278722763">
            <text:p>-0.59</text:p>
          </table:table-cell>
          <table:table-cell table:formula="oooc:=20*RAND()-10" office:value-type="float" office:value="5.60839859768748">
            <text:p>5.61</text:p>
          </table:table-cell>
          <table:table-cell table:formula="oooc:=20*RAND()-10" office:value-type="float" office:value="-2.67322780564427">
            <text:p>-2.6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5]+1" office:value-type="float" office:value="34">
            <text:p>34</text:p>
          </table:table-cell>
          <table:table-cell table:formula="oooc:=20*RAND()-10" office:value-type="float" office:value="4.93394704535604">
            <text:p>4.93</text:p>
          </table:table-cell>
          <table:table-cell table:formula="oooc:=20*RAND()-10" office:value-type="float" office:value="-7.15870190411806">
            <text:p>-7.16</text:p>
          </table:table-cell>
          <table:table-cell table:formula="oooc:=20*RAND()-10" office:value-type="float" office:value="-0.0142801273614168">
            <text:p>-0.0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6]+1" office:value-type="float" office:value="35">
            <text:p>35</text:p>
          </table:table-cell>
          <table:table-cell table:formula="oooc:=20*RAND()-10" office:value-type="float" office:value="-2.97100659459829">
            <text:p>-2.97</text:p>
          </table:table-cell>
          <table:table-cell table:formula="oooc:=20*RAND()-10" office:value-type="float" office:value="9.73614261485636">
            <text:p>9.74</text:p>
          </table:table-cell>
          <table:table-cell table:formula="oooc:=20*RAND()-10" office:value-type="float" office:value="8.23682074435055">
            <text:p>8.2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7]+1" office:value-type="float" office:value="36">
            <text:p>36</text:p>
          </table:table-cell>
          <table:table-cell table:formula="oooc:=20*RAND()-10" office:value-type="float" office:value="1.62063191644847">
            <text:p>1.62</text:p>
          </table:table-cell>
          <table:table-cell table:formula="oooc:=20*RAND()-10" office:value-type="float" office:value="-5.98188771866262">
            <text:p>-5.98</text:p>
          </table:table-cell>
          <table:table-cell table:formula="oooc:=20*RAND()-10" office:value-type="float" office:value="-5.20476698875427">
            <text:p>-5.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8]+1" office:value-type="float" office:value="37">
            <text:p>37</text:p>
          </table:table-cell>
          <table:table-cell table:formula="oooc:=20*RAND()-10" office:value-type="float" office:value="-2.05839350819588">
            <text:p>-2.06</text:p>
          </table:table-cell>
          <table:table-cell table:formula="oooc:=20*RAND()-10" office:value-type="float" office:value="-0.508184367790818">
            <text:p>-0.51</text:p>
          </table:table-cell>
          <table:table-cell table:formula="oooc:=20*RAND()-10" office:value-type="float" office:value="6.29215053282678">
            <text:p>6.2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9]+1" office:value-type="float" office:value="38">
            <text:p>38</text:p>
          </table:table-cell>
          <table:table-cell table:formula="oooc:=20*RAND()-10" office:value-type="float" office:value="8.69665375910699">
            <text:p>8.7</text:p>
          </table:table-cell>
          <table:table-cell table:formula="oooc:=20*RAND()-10" office:value-type="float" office:value="-6.97650760412216">
            <text:p>-6.98</text:p>
          </table:table-cell>
          <table:table-cell table:formula="oooc:=20*RAND()-10" office:value-type="float" office:value="3.91251944005489">
            <text:p>3.9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0]+1" office:value-type="float" office:value="39">
            <text:p>39</text:p>
          </table:table-cell>
          <table:table-cell table:formula="oooc:=20*RAND()-10" office:value-type="float" office:value="-8.67581281810999">
            <text:p>-8.68</text:p>
          </table:table-cell>
          <table:table-cell table:formula="oooc:=20*RAND()-10" office:value-type="float" office:value="-9.18991641141474">
            <text:p>-9.19</text:p>
          </table:table-cell>
          <table:table-cell table:formula="oooc:=20*RAND()-10" office:value-type="float" office:value="7.12247720919549">
            <text:p>7.1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1]+1" office:value-type="float" office:value="40">
            <text:p>40</text:p>
          </table:table-cell>
          <table:table-cell table:formula="oooc:=20*RAND()-10" office:value-type="float" office:value="-1.09108283184469">
            <text:p>-1.09</text:p>
          </table:table-cell>
          <table:table-cell table:formula="oooc:=20*RAND()-10" office:value-type="float" office:value="7.15971445664763">
            <text:p>7.16</text:p>
          </table:table-cell>
          <table:table-cell table:formula="oooc:=20*RAND()-10" office:value-type="float" office:value="7.90672137401998">
            <text:p>7.9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2]+1" office:value-type="float" office:value="41">
            <text:p>41</text:p>
          </table:table-cell>
          <table:table-cell table:formula="oooc:=20*RAND()-10" office:value-type="float" office:value="-6.74234823323786">
            <text:p>-6.74</text:p>
          </table:table-cell>
          <table:table-cell table:formula="oooc:=20*RAND()-10" office:value-type="float" office:value="-1.99517725035548">
            <text:p>-2</text:p>
          </table:table-cell>
          <table:table-cell table:formula="oooc:=20*RAND()-10" office:value-type="float" office:value="-1.55141176655889">
            <text:p>-1.5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3]+1" office:value-type="float" office:value="42">
            <text:p>42</text:p>
          </table:table-cell>
          <table:table-cell table:formula="oooc:=20*RAND()-10" office:value-type="float" office:value="1.73628334887326">
            <text:p>1.74</text:p>
          </table:table-cell>
          <table:table-cell table:formula="oooc:=20*RAND()-10" office:value-type="float" office:value="-8.44172575511038">
            <text:p>-8.44</text:p>
          </table:table-cell>
          <table:table-cell table:formula="oooc:=20*RAND()-10" office:value-type="float" office:value="8.22421976365149">
            <text:p>8.2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4]+1" office:value-type="float" office:value="43">
            <text:p>43</text:p>
          </table:table-cell>
          <table:table-cell table:formula="oooc:=20*RAND()-10" office:value-type="float" office:value="5.46477534808218">
            <text:p>5.46</text:p>
          </table:table-cell>
          <table:table-cell table:formula="oooc:=20*RAND()-10" office:value-type="float" office:value="0.966385966166854">
            <text:p>0.97</text:p>
          </table:table-cell>
          <table:table-cell table:formula="oooc:=20*RAND()-10" office:value-type="float" office:value="3.83261836133897">
            <text:p>3.8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5]+1" office:value-type="float" office:value="44">
            <text:p>44</text:p>
          </table:table-cell>
          <table:table-cell table:formula="oooc:=20*RAND()-10" office:value-type="float" office:value="-7.20845244824886">
            <text:p>-7.21</text:p>
          </table:table-cell>
          <table:table-cell table:formula="oooc:=20*RAND()-10" office:value-type="float" office:value="-4.09966698847711">
            <text:p>-4.1</text:p>
          </table:table-cell>
          <table:table-cell table:formula="oooc:=20*RAND()-10" office:value-type="float" office:value="6.67391645722091">
            <text:p>6.6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6]+1" office:value-type="float" office:value="45">
            <text:p>45</text:p>
          </table:table-cell>
          <table:table-cell table:formula="oooc:=20*RAND()-10" office:value-type="float" office:value="2.77726742438972">
            <text:p>2.78</text:p>
          </table:table-cell>
          <table:table-cell table:formula="oooc:=20*RAND()-10" office:value-type="float" office:value="2.92932642623782">
            <text:p>2.93</text:p>
          </table:table-cell>
          <table:table-cell table:formula="oooc:=20*RAND()-10" office:value-type="float" office:value="6.4100590813905">
            <text:p>6.4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7]+1" office:value-type="float" office:value="46">
            <text:p>46</text:p>
          </table:table-cell>
          <table:table-cell table:formula="oooc:=20*RAND()-10" office:value-type="float" office:value="1.01408816874027">
            <text:p>1.01</text:p>
          </table:table-cell>
          <table:table-cell table:formula="oooc:=20*RAND()-10" office:value-type="float" office:value="-5.4500416573137">
            <text:p>-5.45</text:p>
          </table:table-cell>
          <table:table-cell table:formula="oooc:=20*RAND()-10" office:value-type="float" office:value="-9.57182863727212">
            <text:p>-9.5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8]+1" office:value-type="float" office:value="47">
            <text:p>47</text:p>
          </table:table-cell>
          <table:table-cell table:formula="oooc:=20*RAND()-10" office:value-type="float" office:value="5.80932118929923">
            <text:p>5.81</text:p>
          </table:table-cell>
          <table:table-cell table:formula="oooc:=20*RAND()-10" office:value-type="float" office:value="2.49156484380364">
            <text:p>2.49</text:p>
          </table:table-cell>
          <table:table-cell table:formula="oooc:=20*RAND()-10" office:value-type="float" office:value="-0.0800130050629377">
            <text:p>-0.0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9]+1" office:value-type="float" office:value="48">
            <text:p>48</text:p>
          </table:table-cell>
          <table:table-cell table:formula="oooc:=20*RAND()-10" office:value-type="float" office:value="2.10147172212601">
            <text:p>2.1</text:p>
          </table:table-cell>
          <table:table-cell table:formula="oooc:=20*RAND()-10" office:value-type="float" office:value="1.18821860291064">
            <text:p>1.19</text:p>
          </table:table-cell>
          <table:table-cell table:formula="oooc:=20*RAND()-10" office:value-type="float" office:value="2.9434793908149">
            <text:p>2.9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0]+1" office:value-type="float" office:value="49">
            <text:p>49</text:p>
          </table:table-cell>
          <table:table-cell table:formula="oooc:=20*RAND()-10" office:value-type="float" office:value="-3.9860088378191">
            <text:p>-3.99</text:p>
          </table:table-cell>
          <table:table-cell table:formula="oooc:=20*RAND()-10" office:value-type="float" office:value="2.51240578480065">
            <text:p>2.51</text:p>
          </table:table-cell>
          <table:table-cell table:formula="oooc:=20*RAND()-10" office:value-type="float" office:value="3.75356297940016">
            <text:p>3.7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1]+1" office:value-type="float" office:value="50">
            <text:p>50</text:p>
          </table:table-cell>
          <table:table-cell table:formula="oooc:=20*RAND()-10" office:value-type="float" office:value="-6.86353161931038">
            <text:p>-6.86</text:p>
          </table:table-cell>
          <table:table-cell table:formula="oooc:=20*RAND()-10" office:value-type="float" office:value="-8.57867704704404">
            <text:p>-8.58</text:p>
          </table:table-cell>
          <table:table-cell table:formula="oooc:=20*RAND()-10" office:value-type="float" office:value="0.913277436047792">
            <text:p>0.9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2]+1" office:value-type="float" office:value="51">
            <text:p>51</text:p>
          </table:table-cell>
          <table:table-cell table:formula="oooc:=20*RAND()-10" office:value-type="float" office:value="-8.9568102452904">
            <text:p>-8.96</text:p>
          </table:table-cell>
          <table:table-cell table:formula="oooc:=20*RAND()-10" office:value-type="float" office:value="-5.32102527096868">
            <text:p>-5.32</text:p>
          </table:table-cell>
          <table:table-cell table:formula="oooc:=20*RAND()-10" office:value-type="float" office:value="8.91810018569231">
            <text:p>8.9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3]+1" office:value-type="float" office:value="52">
            <text:p>52</text:p>
          </table:table-cell>
          <table:table-cell table:formula="oooc:=20*RAND()-10" office:value-type="float" office:value="-0.508222011849284">
            <text:p>-0.51</text:p>
          </table:table-cell>
          <table:table-cell table:formula="oooc:=20*RAND()-10" office:value-type="float" office:value="6.41525807790458">
            <text:p>6.42</text:p>
          </table:table-cell>
          <table:table-cell table:formula="oooc:=20*RAND()-10" office:value-type="float" office:value="-9.52362556010485">
            <text:p>-9.5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4]+1" office:value-type="float" office:value="53">
            <text:p>53</text:p>
          </table:table-cell>
          <table:table-cell table:formula="oooc:=20*RAND()-10" office:value-type="float" office:value="-2.28400224819779">
            <text:p>-2.28</text:p>
          </table:table-cell>
          <table:table-cell table:formula="oooc:=20*RAND()-10" office:value-type="float" office:value="1.88003342598677">
            <text:p>1.88</text:p>
          </table:table-cell>
          <table:table-cell table:formula="oooc:=20*RAND()-10" office:value-type="float" office:value="1.44276040606201">
            <text:p>1.4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5]+1" office:value-type="float" office:value="54">
            <text:p>54</text:p>
          </table:table-cell>
          <table:table-cell table:formula="oooc:=20*RAND()-10" office:value-type="float" office:value="-8.4513838775456">
            <text:p>-8.45</text:p>
          </table:table-cell>
          <table:table-cell table:formula="oooc:=20*RAND()-10" office:value-type="float" office:value="4.6715809777379">
            <text:p>4.67</text:p>
          </table:table-cell>
          <table:table-cell table:formula="oooc:=20*RAND()-10" office:value-type="float" office:value="7.34309342689812">
            <text:p>7.3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6]+1" office:value-type="float" office:value="55">
            <text:p>55</text:p>
          </table:table-cell>
          <table:table-cell table:formula="oooc:=20*RAND()-10" office:value-type="float" office:value="8.22253257967532">
            <text:p>8.22</text:p>
          </table:table-cell>
          <table:table-cell table:formula="oooc:=20*RAND()-10" office:value-type="float" office:value="-2.55115159787238">
            <text:p>-2.55</text:p>
          </table:table-cell>
          <table:table-cell table:formula="oooc:=20*RAND()-10" office:value-type="float" office:value="0.272419853135943">
            <text:p>0.2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7]+1" office:value-type="float" office:value="56">
            <text:p>56</text:p>
          </table:table-cell>
          <table:table-cell table:formula="oooc:=20*RAND()-10" office:value-type="float" office:value="4.63259166106582">
            <text:p>4.63</text:p>
          </table:table-cell>
          <table:table-cell table:formula="oooc:=20*RAND()-10" office:value-type="float" office:value="8.46293658018112">
            <text:p>8.46</text:p>
          </table:table-cell>
          <table:table-cell table:formula="oooc:=20*RAND()-10" office:value-type="float" office:value="4.82237819582224">
            <text:p>4.8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8]+1" office:value-type="float" office:value="57">
            <text:p>57</text:p>
          </table:table-cell>
          <table:table-cell table:formula="oooc:=20*RAND()-10" office:value-type="float" office:value="5.0607630237937">
            <text:p>5.06</text:p>
          </table:table-cell>
          <table:table-cell table:formula="oooc:=20*RAND()-10" office:value-type="float" office:value="4.27225776948035">
            <text:p>4.27</text:p>
          </table:table-cell>
          <table:table-cell table:formula="oooc:=20*RAND()-10" office:value-type="float" office:value="-2.68605696037412">
            <text:p>-2.6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9]+1" office:value-type="float" office:value="58">
            <text:p>58</text:p>
          </table:table-cell>
          <table:table-cell table:formula="oooc:=20*RAND()-10" office:value-type="float" office:value="-5.01924997195601">
            <text:p>-5.02</text:p>
          </table:table-cell>
          <table:table-cell table:formula="oooc:=20*RAND()-10" office:value-type="float" office:value="-3.62627050839365">
            <text:p>-3.63</text:p>
          </table:table-cell>
          <table:table-cell table:formula="oooc:=20*RAND()-10" office:value-type="float" office:value="8.50216164253652">
            <text:p>8.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0]+1" office:value-type="float" office:value="59">
            <text:p>59</text:p>
          </table:table-cell>
          <table:table-cell table:formula="oooc:=20*RAND()-10" office:value-type="float" office:value="7.92422941885889">
            <text:p>7.92</text:p>
          </table:table-cell>
          <table:table-cell table:formula="oooc:=20*RAND()-10" office:value-type="float" office:value="2.38772066310048">
            <text:p>2.39</text:p>
          </table:table-cell>
          <table:table-cell table:formula="oooc:=20*RAND()-10" office:value-type="float" office:value="1.0145674366504">
            <text:p>1.0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1]+1" office:value-type="float" office:value="60">
            <text:p>60</text:p>
          </table:table-cell>
          <table:table-cell table:formula="oooc:=20*RAND()-10" office:value-type="float" office:value="1.67779240757227">
            <text:p>1.68</text:p>
          </table:table-cell>
          <table:table-cell table:formula="oooc:=20*RAND()-10" office:value-type="float" office:value="5.5241890437901">
            <text:p>5.52</text:p>
          </table:table-cell>
          <table:table-cell table:formula="oooc:=20*RAND()-10" office:value-type="float" office:value="2.43589038960636">
            <text:p>2.4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2]+1" office:value-type="float" office:value="61">
            <text:p>61</text:p>
          </table:table-cell>
          <table:table-cell table:formula="oooc:=20*RAND()-10" office:value-type="float" office:value="-7.40893015637994">
            <text:p>-7.41</text:p>
          </table:table-cell>
          <table:table-cell table:formula="oooc:=20*RAND()-10" office:value-type="float" office:value="6.5673787984997">
            <text:p>6.57</text:p>
          </table:table-cell>
          <table:table-cell table:formula="oooc:=20*RAND()-10" office:value-type="float" office:value="7.11486511863768">
            <text:p>7.1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3]+1" office:value-type="float" office:value="62">
            <text:p>62</text:p>
          </table:table-cell>
          <table:table-cell table:formula="oooc:=20*RAND()-10" office:value-type="float" office:value="-8.4908299613744">
            <text:p>-8.49</text:p>
          </table:table-cell>
          <table:table-cell table:formula="oooc:=20*RAND()-10" office:value-type="float" office:value="-3.94084321334958">
            <text:p>-3.94</text:p>
          </table:table-cell>
          <table:table-cell table:formula="oooc:=20*RAND()-10" office:value-type="float" office:value="3.53012319654226">
            <text:p>3.5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4]+1" office:value-type="float" office:value="63">
            <text:p>63</text:p>
          </table:table-cell>
          <table:table-cell table:formula="oooc:=20*RAND()-10" office:value-type="float" office:value="-8.01445552147925">
            <text:p>-8.01</text:p>
          </table:table-cell>
          <table:table-cell table:formula="oooc:=20*RAND()-10" office:value-type="float" office:value="3.77515454776585">
            <text:p>3.78</text:p>
          </table:table-cell>
          <table:table-cell table:formula="oooc:=20*RAND()-10" office:value-type="float" office:value="-4.58984336815774">
            <text:p>-4.5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5]+1" office:value-type="float" office:value="64">
            <text:p>64</text:p>
          </table:table-cell>
          <table:table-cell table:formula="oooc:=20*RAND()-10" office:value-type="float" office:value="3.42830488458276">
            <text:p>3.43</text:p>
          </table:table-cell>
          <table:table-cell table:formula="oooc:=20*RAND()-10" office:value-type="float" office:value="5.32377067022026">
            <text:p>5.32</text:p>
          </table:table-cell>
          <table:table-cell table:formula="oooc:=20*RAND()-10" office:value-type="float" office:value="-9.91826239041984">
            <text:p>-9.9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6]+1" office:value-type="float" office:value="65">
            <text:p>65</text:p>
          </table:table-cell>
          <table:table-cell table:formula="oooc:=20*RAND()-10" office:value-type="float" office:value="0.77139831148088">
            <text:p>0.77</text:p>
          </table:table-cell>
          <table:table-cell table:formula="oooc:=20*RAND()-10" office:value-type="float" office:value="3.54630324989557">
            <text:p>3.55</text:p>
          </table:table-cell>
          <table:table-cell table:formula="oooc:=20*RAND()-10" office:value-type="float" office:value="-2.46941397897899">
            <text:p>-2.4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7]+1" office:value-type="float" office:value="66">
            <text:p>66</text:p>
          </table:table-cell>
          <table:table-cell table:formula="oooc:=20*RAND()-10" office:value-type="float" office:value="-8.95618183538318">
            <text:p>-8.96</text:p>
          </table:table-cell>
          <table:table-cell table:formula="oooc:=20*RAND()-10" office:value-type="float" office:value="-1.82110507972538">
            <text:p>-1.82</text:p>
          </table:table-cell>
          <table:table-cell table:formula="oooc:=20*RAND()-10" office:value-type="float" office:value="-4.00647739879787">
            <text:p>-4.0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8]+1" office:value-type="float" office:value="67">
            <text:p>67</text:p>
          </table:table-cell>
          <table:table-cell table:formula="oooc:=20*RAND()-10" office:value-type="float" office:value="5.86619636975229">
            <text:p>5.87</text:p>
          </table:table-cell>
          <table:table-cell table:formula="oooc:=20*RAND()-10" office:value-type="float" office:value="-6.76034205593169">
            <text:p>-6.76</text:p>
          </table:table-cell>
          <table:table-cell table:formula="oooc:=20*RAND()-10" office:value-type="float" office:value="-9.73421962931752">
            <text:p>-9.7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9]+1" office:value-type="float" office:value="68">
            <text:p>68</text:p>
          </table:table-cell>
          <table:table-cell table:formula="oooc:=20*RAND()-10" office:value-type="float" office:value="-6.81986059062183">
            <text:p>-6.82</text:p>
          </table:table-cell>
          <table:table-cell table:formula="oooc:=20*RAND()-10" office:value-type="float" office:value="-1.7795920278877">
            <text:p>-1.78</text:p>
          </table:table-cell>
          <table:table-cell table:formula="oooc:=20*RAND()-10" office:value-type="float" office:value="-3.36049013771117">
            <text:p>-3.3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0]+1" office:value-type="float" office:value="69">
            <text:p>69</text:p>
          </table:table-cell>
          <table:table-cell table:formula="oooc:=20*RAND()-10" office:value-type="float" office:value="-8.31769893877208">
            <text:p>-8.32</text:p>
          </table:table-cell>
          <table:table-cell table:formula="oooc:=20*RAND()-10" office:value-type="float" office:value="-3.85536259971559">
            <text:p>-3.86</text:p>
          </table:table-cell>
          <table:table-cell table:formula="oooc:=20*RAND()-10" office:value-type="float" office:value="9.02723052538931">
            <text:p>9.0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1]+1" office:value-type="float" office:value="70">
            <text:p>70</text:p>
          </table:table-cell>
          <table:table-cell table:formula="oooc:=20*RAND()-10" office:value-type="float" office:value="2.69686849787831">
            <text:p>2.7</text:p>
          </table:table-cell>
          <table:table-cell table:formula="oooc:=20*RAND()-10" office:value-type="float" office:value="7.82242980785668">
            <text:p>7.82</text:p>
          </table:table-cell>
          <table:table-cell table:formula="oooc:=20*RAND()-10" office:value-type="float" office:value="4.55141956917942">
            <text:p>4.5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2]+1" office:value-type="float" office:value="71">
            <text:p>71</text:p>
          </table:table-cell>
          <table:table-cell table:formula="oooc:=20*RAND()-10" office:value-type="float" office:value="-4.86724111251533">
            <text:p>-4.87</text:p>
          </table:table-cell>
          <table:table-cell table:formula="oooc:=20*RAND()-10" office:value-type="float" office:value="-9.58650034852326">
            <text:p>-9.59</text:p>
          </table:table-cell>
          <table:table-cell table:formula="oooc:=20*RAND()-10" office:value-type="float" office:value="1.11879836767912">
            <text:p>1.1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3]+1" office:value-type="float" office:value="72">
            <text:p>72</text:p>
          </table:table-cell>
          <table:table-cell table:formula="oooc:=20*RAND()-10" office:value-type="float" office:value="-7.75237598456442">
            <text:p>-7.75</text:p>
          </table:table-cell>
          <table:table-cell table:formula="oooc:=20*RAND()-10" office:value-type="float" office:value="-8.07733030989766">
            <text:p>-8.08</text:p>
          </table:table-cell>
          <table:table-cell table:formula="oooc:=20*RAND()-10" office:value-type="float" office:value="7.17795516364276">
            <text:p>7.1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4]+1" office:value-type="float" office:value="73">
            <text:p>73</text:p>
          </table:table-cell>
          <table:table-cell table:formula="oooc:=20*RAND()-10" office:value-type="float" office:value="5.77774721197784">
            <text:p>5.78</text:p>
          </table:table-cell>
          <table:table-cell table:formula="oooc:=20*RAND()-10" office:value-type="float" office:value="-6.09178583137691">
            <text:p>-6.09</text:p>
          </table:table-cell>
          <table:table-cell table:formula="oooc:=20*RAND()-10" office:value-type="float" office:value="0.953109711408615">
            <text:p>0.9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5]+1" office:value-type="float" office:value="74">
            <text:p>74</text:p>
          </table:table-cell>
          <table:table-cell table:formula="oooc:=20*RAND()-10" office:value-type="float" office:value="-8.8120961561799">
            <text:p>-8.81</text:p>
          </table:table-cell>
          <table:table-cell table:formula="oooc:=20*RAND()-10" office:value-type="float" office:value="7.33651906251907">
            <text:p>7.34</text:p>
          </table:table-cell>
          <table:table-cell table:formula="oooc:=20*RAND()-10" office:value-type="float" office:value="-3.72311961837113">
            <text:p>-3.7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6]+1" office:value-type="float" office:value="75">
            <text:p>75</text:p>
          </table:table-cell>
          <table:table-cell table:formula="oooc:=20*RAND()-10" office:value-type="float" office:value="-8.73035853728652">
            <text:p>-8.73</text:p>
          </table:table-cell>
          <table:table-cell table:formula="oooc:=20*RAND()-10" office:value-type="float" office:value="-1.89208262600005">
            <text:p>-1.89</text:p>
          </table:table-cell>
          <table:table-cell table:formula="oooc:=20*RAND()-10" office:value-type="float" office:value="9.82318363152444">
            <text:p>9.8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7]+1" office:value-type="float" office:value="76">
            <text:p>76</text:p>
          </table:table-cell>
          <table:table-cell table:formula="oooc:=20*RAND()-10" office:value-type="float" office:value="-1.19977251626551">
            <text:p>-1.2</text:p>
          </table:table-cell>
          <table:table-cell table:formula="oooc:=20*RAND()-10" office:value-type="float" office:value="-0.848264452069998">
            <text:p>-0.85</text:p>
          </table:table-cell>
          <table:table-cell table:formula="oooc:=20*RAND()-10" office:value-type="float" office:value="-1.99792144820094">
            <text:p>-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8]+1" office:value-type="float" office:value="77">
            <text:p>77</text:p>
          </table:table-cell>
          <table:table-cell table:formula="oooc:=20*RAND()-10" office:value-type="float" office:value="4.79375008493662">
            <text:p>4.79</text:p>
          </table:table-cell>
          <table:table-cell table:formula="oooc:=20*RAND()-10" office:value-type="float" office:value="-4.98206808231771">
            <text:p>-4.98</text:p>
          </table:table-cell>
          <table:table-cell table:formula="oooc:=20*RAND()-10" office:value-type="float" office:value="1.2417365051806">
            <text:p>1.2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9]+1" office:value-type="float" office:value="78">
            <text:p>78</text:p>
          </table:table-cell>
          <table:table-cell table:formula="oooc:=20*RAND()-10" office:value-type="float" office:value="5.0595304556191">
            <text:p>5.06</text:p>
          </table:table-cell>
          <table:table-cell table:formula="oooc:=20*RAND()-10" office:value-type="float" office:value="-1.80192867293954">
            <text:p>-1.8</text:p>
          </table:table-cell>
          <table:table-cell table:formula="oooc:=20*RAND()-10" office:value-type="float" office:value="9.4621444772929">
            <text:p>9.4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0]+1" office:value-type="float" office:value="79">
            <text:p>79</text:p>
          </table:table-cell>
          <table:table-cell table:formula="oooc:=20*RAND()-10" office:value-type="float" office:value="-8.30095968209207">
            <text:p>-8.3</text:p>
          </table:table-cell>
          <table:table-cell table:formula="oooc:=20*RAND()-10" office:value-type="float" office:value="-0.119627611711621">
            <text:p>-0.12</text:p>
          </table:table-cell>
          <table:table-cell table:formula="oooc:=20*RAND()-10" office:value-type="float" office:value="-4.3932181224227">
            <text:p>-4.3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1]+1" office:value-type="float" office:value="80">
            <text:p>80</text:p>
          </table:table-cell>
          <table:table-cell table:formula="oooc:=20*RAND()-10" office:value-type="float" office:value="-9.27372914738953">
            <text:p>-9.27</text:p>
          </table:table-cell>
          <table:table-cell table:formula="oooc:=20*RAND()-10" office:value-type="float" office:value="-7.42275911383331">
            <text:p>-7.42</text:p>
          </table:table-cell>
          <table:table-cell table:formula="oooc:=20*RAND()-10" office:value-type="float" office:value="-6.57078831456602">
            <text:p>-6.5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2]+1" office:value-type="float" office:value="81">
            <text:p>81</text:p>
          </table:table-cell>
          <table:table-cell table:formula="oooc:=20*RAND()-10" office:value-type="float" office:value="5.27769042178988">
            <text:p>5.28</text:p>
          </table:table-cell>
          <table:table-cell table:formula="oooc:=20*RAND()-10" office:value-type="float" office:value="-2.29000021703541">
            <text:p>-2.29</text:p>
          </table:table-cell>
          <table:table-cell table:formula="oooc:=20*RAND()-10" office:value-type="float" office:value="-6.15728865377605">
            <text:p>-6.1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3]+1" office:value-type="float" office:value="82">
            <text:p>82</text:p>
          </table:table-cell>
          <table:table-cell table:formula="oooc:=20*RAND()-10" office:value-type="float" office:value="-3.60351120121777">
            <text:p>-3.6</text:p>
          </table:table-cell>
          <table:table-cell table:formula="oooc:=20*RAND()-10" office:value-type="float" office:value="-0.0423762015998363">
            <text:p>-0.04</text:p>
          </table:table-cell>
          <table:table-cell table:formula="oooc:=20*RAND()-10" office:value-type="float" office:value="-4.23461896367371">
            <text:p>-4.2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4]+1" office:value-type="float" office:value="83">
            <text:p>83</text:p>
          </table:table-cell>
          <table:table-cell table:formula="oooc:=20*RAND()-10" office:value-type="float" office:value="-6.42555603757501">
            <text:p>-6.43</text:p>
          </table:table-cell>
          <table:table-cell table:formula="oooc:=20*RAND()-10" office:value-type="float" office:value="-4.264628989622">
            <text:p>-4.26</text:p>
          </table:table-cell>
          <table:table-cell table:formula="oooc:=20*RAND()-10" office:value-type="float" office:value="-0.326404785737395">
            <text:p>-0.3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5]+1" office:value-type="float" office:value="84">
            <text:p>84</text:p>
          </table:table-cell>
          <table:table-cell table:formula="oooc:=20*RAND()-10" office:value-type="float" office:value="4.52755367383361">
            <text:p>4.53</text:p>
          </table:table-cell>
          <table:table-cell table:formula="oooc:=20*RAND()-10" office:value-type="float" office:value="-3.07672513648868">
            <text:p>-3.08</text:p>
          </table:table-cell>
          <table:table-cell table:formula="oooc:=20*RAND()-10" office:value-type="float" office:value="-2.98988572321832">
            <text:p>-2.9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6]+1" office:value-type="float" office:value="85">
            <text:p>85</text:p>
          </table:table-cell>
          <table:table-cell table:formula="oooc:=20*RAND()-10" office:value-type="float" office:value="-9.19556594453752">
            <text:p>-9.2</text:p>
          </table:table-cell>
          <table:table-cell table:formula="oooc:=20*RAND()-10" office:value-type="float" office:value="-1.8070836737752">
            <text:p>-1.81</text:p>
          </table:table-cell>
          <table:table-cell table:formula="oooc:=20*RAND()-10" office:value-type="float" office:value="5.11803165078163">
            <text:p>5.1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7]+1" office:value-type="float" office:value="86">
            <text:p>86</text:p>
          </table:table-cell>
          <table:table-cell table:formula="oooc:=20*RAND()-10" office:value-type="float" office:value="-9.37238231301308">
            <text:p>-9.37</text:p>
          </table:table-cell>
          <table:table-cell table:formula="oooc:=20*RAND()-10" office:value-type="float" office:value="6.99314380995929">
            <text:p>6.99</text:p>
          </table:table-cell>
          <table:table-cell table:formula="oooc:=20*RAND()-10" office:value-type="float" office:value="-5.73023280128837">
            <text:p>-5.7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8]+1" office:value-type="float" office:value="87">
            <text:p>87</text:p>
          </table:table-cell>
          <table:table-cell table:formula="oooc:=20*RAND()-10" office:value-type="float" office:value="-1.37030375190079">
            <text:p>-1.37</text:p>
          </table:table-cell>
          <table:table-cell table:formula="oooc:=20*RAND()-10" office:value-type="float" office:value="1.78689389489591">
            <text:p>1.79</text:p>
          </table:table-cell>
          <table:table-cell table:formula="oooc:=20*RAND()-10" office:value-type="float" office:value="-0.712300883606076">
            <text:p>-0.7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9]+1" office:value-type="float" office:value="88">
            <text:p>88</text:p>
          </table:table-cell>
          <table:table-cell table:formula="oooc:=20*RAND()-10" office:value-type="float" office:value="9.87143275327981">
            <text:p>9.87</text:p>
          </table:table-cell>
          <table:table-cell table:formula="oooc:=20*RAND()-10" office:value-type="float" office:value="-3.15357564948499">
            <text:p>-3.15</text:p>
          </table:table-cell>
          <table:table-cell table:formula="oooc:=20*RAND()-10" office:value-type="float" office:value="7.48577045276761">
            <text:p>7.4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0]+1" office:value-type="float" office:value="89">
            <text:p>89</text:p>
          </table:table-cell>
          <table:table-cell table:formula="oooc:=20*RAND()-10" office:value-type="float" office:value="9.3335772305727">
            <text:p>9.33</text:p>
          </table:table-cell>
          <table:table-cell table:formula="oooc:=20*RAND()-10" office:value-type="float" office:value="-1.45453533157706">
            <text:p>-1.45</text:p>
          </table:table-cell>
          <table:table-cell table:formula="oooc:=20*RAND()-10" office:value-type="float" office:value="-2.63385715894401">
            <text:p>-2.6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1]+1" office:value-type="float" office:value="90">
            <text:p>90</text:p>
          </table:table-cell>
          <table:table-cell table:formula="oooc:=20*RAND()-10" office:value-type="float" office:value="-5.05964088253677">
            <text:p>-5.06</text:p>
          </table:table-cell>
          <table:table-cell table:formula="oooc:=20*RAND()-10" office:value-type="float" office:value="-0.728264478966594">
            <text:p>-0.73</text:p>
          </table:table-cell>
          <table:table-cell table:formula="oooc:=20*RAND()-10" office:value-type="float" office:value="-0.0566162634640932">
            <text:p>-0.0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2]+1" office:value-type="float" office:value="91">
            <text:p>91</text:p>
          </table:table-cell>
          <table:table-cell table:formula="oooc:=20*RAND()-10" office:value-type="float" office:value="-1.63042919710279">
            <text:p>-1.63</text:p>
          </table:table-cell>
          <table:table-cell table:formula="oooc:=20*RAND()-10" office:value-type="float" office:value="-5.45057404786348">
            <text:p>-5.45</text:p>
          </table:table-cell>
          <table:table-cell table:formula="oooc:=20*RAND()-10" office:value-type="float" office:value="7.65338351950049">
            <text:p>7.6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3]+1" office:value-type="float" office:value="92">
            <text:p>92</text:p>
          </table:table-cell>
          <table:table-cell table:formula="oooc:=20*RAND()-10" office:value-type="float" office:value="2.21228214912117">
            <text:p>2.21</text:p>
          </table:table-cell>
          <table:table-cell table:formula="oooc:=20*RAND()-10" office:value-type="float" office:value="0.945914750918746">
            <text:p>0.95</text:p>
          </table:table-cell>
          <table:table-cell table:formula="oooc:=20*RAND()-10" office:value-type="float" office:value="-2.38899268209934">
            <text:p>-2.3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4]+1" office:value-type="float" office:value="93">
            <text:p>93</text:p>
          </table:table-cell>
          <table:table-cell table:formula="oooc:=20*RAND()-10" office:value-type="float" office:value="7.97766319476068">
            <text:p>7.98</text:p>
          </table:table-cell>
          <table:table-cell table:formula="oooc:=20*RAND()-10" office:value-type="float" office:value="4.52035871334374">
            <text:p>4.52</text:p>
          </table:table-cell>
          <table:table-cell table:formula="oooc:=20*RAND()-10" office:value-type="float" office:value="3.34637832827866">
            <text:p>3.3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5]+1" office:value-type="float" office:value="94">
            <text:p>94</text:p>
          </table:table-cell>
          <table:table-cell table:formula="oooc:=20*RAND()-10" office:value-type="float" office:value="-2.34874159097672">
            <text:p>-2.35</text:p>
          </table:table-cell>
          <table:table-cell table:formula="oooc:=20*RAND()-10" office:value-type="float" office:value="-0.952087612822652">
            <text:p>-0.95</text:p>
          </table:table-cell>
          <table:table-cell table:formula="oooc:=20*RAND()-10" office:value-type="float" office:value="-9.73034680821002">
            <text:p>-9.7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6]+1" office:value-type="float" office:value="95">
            <text:p>95</text:p>
          </table:table-cell>
          <table:table-cell table:formula="oooc:=20*RAND()-10" office:value-type="float" office:value="4.66137268580496">
            <text:p>4.66</text:p>
          </table:table-cell>
          <table:table-cell table:formula="oooc:=20*RAND()-10" office:value-type="float" office:value="-0.147653557360172">
            <text:p>-0.15</text:p>
          </table:table-cell>
          <table:table-cell table:formula="oooc:=20*RAND()-10" office:value-type="float" office:value="-1.53743048198521">
            <text:p>-1.5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7]+1" office:value-type="float" office:value="96">
            <text:p>96</text:p>
          </table:table-cell>
          <table:table-cell table:formula="oooc:=20*RAND()-10" office:value-type="float" office:value="-0.220595663413405">
            <text:p>-0.22</text:p>
          </table:table-cell>
          <table:table-cell table:formula="oooc:=20*RAND()-10" office:value-type="float" office:value="0.479964129626751">
            <text:p>0.48</text:p>
          </table:table-cell>
          <table:table-cell table:formula="oooc:=20*RAND()-10" office:value-type="float" office:value="-4.54428667202592">
            <text:p>-4.5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8]+1" office:value-type="float" office:value="97">
            <text:p>97</text:p>
          </table:table-cell>
          <table:table-cell table:formula="oooc:=20*RAND()-10" office:value-type="float" office:value="4.04917154461145">
            <text:p>4.05</text:p>
          </table:table-cell>
          <table:table-cell table:formula="oooc:=20*RAND()-10" office:value-type="float" office:value="9.10966037772596">
            <text:p>9.11</text:p>
          </table:table-cell>
          <table:table-cell table:formula="oooc:=20*RAND()-10" office:value-type="float" office:value="7.24260722286999">
            <text:p>7.2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9]+1" office:value-type="float" office:value="98">
            <text:p>98</text:p>
          </table:table-cell>
          <table:table-cell table:formula="oooc:=20*RAND()-10" office:value-type="float" office:value="-6.66312933899462">
            <text:p>-6.66</text:p>
          </table:table-cell>
          <table:table-cell table:formula="oooc:=20*RAND()-10" office:value-type="float" office:value="8.98109313100576">
            <text:p>8.98</text:p>
          </table:table-cell>
          <table:table-cell table:formula="oooc:=20*RAND()-10" office:value-type="float" office:value="-5.910968426615">
            <text:p>-5.9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0]+1" office:value-type="float" office:value="99">
            <text:p>99</text:p>
          </table:table-cell>
          <table:table-cell table:formula="oooc:=20*RAND()-10" office:value-type="float" office:value="-9.17735888622701">
            <text:p>-9.18</text:p>
          </table:table-cell>
          <table:table-cell table:formula="oooc:=20*RAND()-10" office:value-type="float" office:value="8.31467037089169">
            <text:p>8.31</text:p>
          </table:table-cell>
          <table:table-cell table:formula="oooc:=20*RAND()-10" office:value-type="float" office:value="2.63449625112116">
            <text:p>2.6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1]+1" office:value-type="float" office:value="100">
            <text:p>100</text:p>
          </table:table-cell>
          <table:table-cell table:formula="oooc:=20*RAND()-10" office:value-type="float" office:value="-1.8112160358578">
            <text:p>-1.81</text:p>
          </table:table-cell>
          <table:table-cell table:formula="oooc:=20*RAND()-10" office:value-type="float" office:value="-6.74497051164508">
            <text:p>-6.74</text:p>
          </table:table-cell>
          <table:table-cell table:formula="oooc:=20*RAND()-10" office:value-type="float" office:value="-8.09376822784543">
            <text:p>-8.0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2]+1" office:value-type="float" office:value="101">
            <text:p>101</text:p>
          </table:table-cell>
          <table:table-cell table:formula="oooc:=20*RAND()-10" office:value-type="float" office:value="8.13216770067811">
            <text:p>8.13</text:p>
          </table:table-cell>
          <table:table-cell table:formula="oooc:=20*RAND()-10" office:value-type="float" office:value="1.62460029125214">
            <text:p>1.62</text:p>
          </table:table-cell>
          <table:table-cell table:formula="oooc:=20*RAND()-10" office:value-type="float" office:value="-3.54434227570891">
            <text:p>-3.5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3]+1" office:value-type="float" office:value="102">
            <text:p>102</text:p>
          </table:table-cell>
          <table:table-cell table:formula="oooc:=20*RAND()-10" office:value-type="float" office:value="5.7855512201786">
            <text:p>5.79</text:p>
          </table:table-cell>
          <table:table-cell table:formula="oooc:=20*RAND()-10" office:value-type="float" office:value="-6.16311755031347">
            <text:p>-6.16</text:p>
          </table:table-cell>
          <table:table-cell table:formula="oooc:=20*RAND()-10" office:value-type="float" office:value="7.40157247520983">
            <text:p>7.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4]+1" office:value-type="float" office:value="103">
            <text:p>103</text:p>
          </table:table-cell>
          <table:table-cell table:formula="oooc:=20*RAND()-10" office:value-type="float" office:value="-6.60344146192074">
            <text:p>-6.6</text:p>
          </table:table-cell>
          <table:table-cell table:formula="oooc:=20*RAND()-10" office:value-type="float" office:value="-8.18545435555279">
            <text:p>-8.19</text:p>
          </table:table-cell>
          <table:table-cell table:formula="oooc:=20*RAND()-10" office:value-type="float" office:value="1.92193118855357">
            <text:p>1.9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5]+1" office:value-type="float" office:value="104">
            <text:p>104</text:p>
          </table:table-cell>
          <table:table-cell table:formula="oooc:=20*RAND()-10" office:value-type="float" office:value="6.74293686635792">
            <text:p>6.74</text:p>
          </table:table-cell>
          <table:table-cell table:formula="oooc:=20*RAND()-10" office:value-type="float" office:value="-0.534195946529508">
            <text:p>-0.53</text:p>
          </table:table-cell>
          <table:table-cell table:formula="oooc:=20*RAND()-10" office:value-type="float" office:value="-9.03015642426908">
            <text:p>-9.0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6]+1" office:value-type="float" office:value="105">
            <text:p>105</text:p>
          </table:table-cell>
          <table:table-cell table:formula="oooc:=20*RAND()-10" office:value-type="float" office:value="7.01259006746113">
            <text:p>7.01</text:p>
          </table:table-cell>
          <table:table-cell table:formula="oooc:=20*RAND()-10" office:value-type="float" office:value="-5.87282326072454">
            <text:p>-5.87</text:p>
          </table:table-cell>
          <table:table-cell table:formula="oooc:=20*RAND()-10" office:value-type="float" office:value="0.822190018370748">
            <text:p>0.8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7]+1" office:value-type="float" office:value="106">
            <text:p>106</text:p>
          </table:table-cell>
          <table:table-cell table:formula="oooc:=20*RAND()-10" office:value-type="float" office:value="-4.52484041452408">
            <text:p>-4.52</text:p>
          </table:table-cell>
          <table:table-cell table:formula="oooc:=20*RAND()-10" office:value-type="float" office:value="3.90658107586205">
            <text:p>3.91</text:p>
          </table:table-cell>
          <table:table-cell table:formula="oooc:=20*RAND()-10" office:value-type="float" office:value="-8.69784584268928">
            <text:p>-8.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8]+1" office:value-type="float" office:value="107">
            <text:p>107</text:p>
          </table:table-cell>
          <table:table-cell table:formula="oooc:=20*RAND()-10" office:value-type="float" office:value="0.930872922763228">
            <text:p>0.93</text:p>
          </table:table-cell>
          <table:table-cell table:formula="oooc:=20*RAND()-10" office:value-type="float" office:value="-2.0442473795265">
            <text:p>-2.04</text:p>
          </table:table-cell>
          <table:table-cell table:formula="oooc:=20*RAND()-10" office:value-type="float" office:value="-9.58818546496332">
            <text:p>-9.5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9]+1" office:value-type="float" office:value="108">
            <text:p>108</text:p>
          </table:table-cell>
          <table:table-cell table:formula="oooc:=20*RAND()-10" office:value-type="float" office:value="-1.82651985436678">
            <text:p>-1.83</text:p>
          </table:table-cell>
          <table:table-cell table:formula="oooc:=20*RAND()-10" office:value-type="float" office:value="1.29262329079211">
            <text:p>1.29</text:p>
          </table:table-cell>
          <table:table-cell table:formula="oooc:=20*RAND()-10" office:value-type="float" office:value="9.39290767535567">
            <text:p>9.3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0]+1" office:value-type="float" office:value="109">
            <text:p>109</text:p>
          </table:table-cell>
          <table:table-cell table:formula="oooc:=20*RAND()-10" office:value-type="float" office:value="2.26251172833145">
            <text:p>2.26</text:p>
          </table:table-cell>
          <table:table-cell table:formula="oooc:=20*RAND()-10" office:value-type="float" office:value="2.1152644045651">
            <text:p>2.12</text:p>
          </table:table-cell>
          <table:table-cell table:formula="oooc:=20*RAND()-10" office:value-type="float" office:value="7.70757804624736">
            <text:p>7.7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1]+1" office:value-type="float" office:value="110">
            <text:p>110</text:p>
          </table:table-cell>
          <table:table-cell table:formula="oooc:=20*RAND()-10" office:value-type="float" office:value="-5.10299202054739">
            <text:p>-5.1</text:p>
          </table:table-cell>
          <table:table-cell table:formula="oooc:=20*RAND()-10" office:value-type="float" office:value="-9.6959516312927">
            <text:p>-9.7</text:p>
          </table:table-cell>
          <table:table-cell table:formula="oooc:=20*RAND()-10" office:value-type="float" office:value="-9.03739246539772">
            <text:p>-9.0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2]+1" office:value-type="float" office:value="111">
            <text:p>111</text:p>
          </table:table-cell>
          <table:table-cell table:formula="oooc:=20*RAND()-10" office:value-type="float" office:value="-3.19676024839282">
            <text:p>-3.2</text:p>
          </table:table-cell>
          <table:table-cell table:formula="oooc:=20*RAND()-10" office:value-type="float" office:value="8.43621606938541">
            <text:p>8.44</text:p>
          </table:table-cell>
          <table:table-cell table:formula="oooc:=20*RAND()-10" office:value-type="float" office:value="2.58720782585442">
            <text:p>2.5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3]+1" office:value-type="float" office:value="112">
            <text:p>112</text:p>
          </table:table-cell>
          <table:table-cell table:formula="oooc:=20*RAND()-10" office:value-type="float" office:value="3.25889748521149">
            <text:p>3.26</text:p>
          </table:table-cell>
          <table:table-cell table:formula="oooc:=20*RAND()-10" office:value-type="float" office:value="4.22176728956401">
            <text:p>4.22</text:p>
          </table:table-cell>
          <table:table-cell table:formula="oooc:=20*RAND()-10" office:value-type="float" office:value="6.42409027554095">
            <text:p>6.4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4]+1" office:value-type="float" office:value="113">
            <text:p>113</text:p>
          </table:table-cell>
          <table:table-cell table:formula="oooc:=20*RAND()-10" office:value-type="float" office:value="0.660469960421324">
            <text:p>0.66</text:p>
          </table:table-cell>
          <table:table-cell table:formula="oooc:=20*RAND()-10" office:value-type="float" office:value="7.61832582764328">
            <text:p>7.62</text:p>
          </table:table-cell>
          <table:table-cell table:formula="oooc:=20*RAND()-10" office:value-type="float" office:value="8.23863591998816">
            <text:p>8.2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5]+1" office:value-type="float" office:value="114">
            <text:p>114</text:p>
          </table:table-cell>
          <table:table-cell table:formula="oooc:=20*RAND()-10" office:value-type="float" office:value="-7.41759884171188">
            <text:p>-7.42</text:p>
          </table:table-cell>
          <table:table-cell table:formula="oooc:=20*RAND()-10" office:value-type="float" office:value="4.36126270331442">
            <text:p>4.36</text:p>
          </table:table-cell>
          <table:table-cell table:formula="oooc:=20*RAND()-10" office:value-type="float" office:value="-2.29556002654135">
            <text:p>-2.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6]+1" office:value-type="float" office:value="115">
            <text:p>115</text:p>
          </table:table-cell>
          <table:table-cell table:formula="oooc:=20*RAND()-10" office:value-type="float" office:value="-6.44775526598096">
            <text:p>-6.45</text:p>
          </table:table-cell>
          <table:table-cell table:formula="oooc:=20*RAND()-10" office:value-type="float" office:value="1.37385277077556">
            <text:p>1.37</text:p>
          </table:table-cell>
          <table:table-cell table:formula="oooc:=20*RAND()-10" office:value-type="float" office:value="1.8316167127341">
            <text:p>1.8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7]+1" office:value-type="float" office:value="116">
            <text:p>116</text:p>
          </table:table-cell>
          <table:table-cell table:formula="oooc:=20*RAND()-10" office:value-type="float" office:value="4.37443476170301">
            <text:p>4.37</text:p>
          </table:table-cell>
          <table:table-cell table:formula="oooc:=20*RAND()-10" office:value-type="float" office:value="6.84901235625148">
            <text:p>6.85</text:p>
          </table:table-cell>
          <table:table-cell table:formula="oooc:=20*RAND()-10" office:value-type="float" office:value="-4.26180220209062">
            <text:p>-4.2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8]+1" office:value-type="float" office:value="117">
            <text:p>117</text:p>
          </table:table-cell>
          <table:table-cell table:formula="oooc:=20*RAND()-10" office:value-type="float" office:value="5.67658891901374">
            <text:p>5.68</text:p>
          </table:table-cell>
          <table:table-cell table:formula="oooc:=20*RAND()-10" office:value-type="float" office:value="-2.22011472098529">
            <text:p>-2.22</text:p>
          </table:table-cell>
          <table:table-cell table:formula="oooc:=20*RAND()-10" office:value-type="float" office:value="3.69395041838288">
            <text:p>3.6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9]+1" office:value-type="float" office:value="118">
            <text:p>118</text:p>
          </table:table-cell>
          <table:table-cell table:formula="oooc:=20*RAND()-10" office:value-type="float" office:value="6.08840345405042">
            <text:p>6.09</text:p>
          </table:table-cell>
          <table:table-cell table:formula="oooc:=20*RAND()-10" office:value-type="float" office:value="5.95336543396115">
            <text:p>5.95</text:p>
          </table:table-cell>
          <table:table-cell table:formula="oooc:=20*RAND()-10" office:value-type="float" office:value="-5.01342629082501">
            <text:p>-5.0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0]+1" office:value-type="float" office:value="119">
            <text:p>119</text:p>
          </table:table-cell>
          <table:table-cell table:formula="oooc:=20*RAND()-10" office:value-type="float" office:value="5.48131112940609">
            <text:p>5.48</text:p>
          </table:table-cell>
          <table:table-cell table:formula="oooc:=20*RAND()-10" office:value-type="float" office:value="-1.7841228377074">
            <text:p>-1.78</text:p>
          </table:table-cell>
          <table:table-cell table:formula="oooc:=20*RAND()-10" office:value-type="float" office:value="7.10183812305331">
            <text:p>7.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1]+1" office:value-type="float" office:value="120">
            <text:p>120</text:p>
          </table:table-cell>
          <table:table-cell table:formula="oooc:=20*RAND()-10" office:value-type="float" office:value="3.18888917565346">
            <text:p>3.19</text:p>
          </table:table-cell>
          <table:table-cell table:formula="oooc:=20*RAND()-10" office:value-type="float" office:value="3.11288514174521">
            <text:p>3.11</text:p>
          </table:table-cell>
          <table:table-cell table:formula="oooc:=20*RAND()-10" office:value-type="float" office:value="7.40588649176061">
            <text:p>7.4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2]+1" office:value-type="float" office:value="121">
            <text:p>121</text:p>
          </table:table-cell>
          <table:table-cell table:formula="oooc:=20*RAND()-10" office:value-type="float" office:value="4.15149671025574">
            <text:p>4.15</text:p>
          </table:table-cell>
          <table:table-cell table:formula="oooc:=20*RAND()-10" office:value-type="float" office:value="9.91612489335239">
            <text:p>9.92</text:p>
          </table:table-cell>
          <table:table-cell table:formula="oooc:=20*RAND()-10" office:value-type="float" office:value="5.84210257045925">
            <text:p>5.8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3]+1" office:value-type="float" office:value="122">
            <text:p>122</text:p>
          </table:table-cell>
          <table:table-cell table:formula="oooc:=20*RAND()-10" office:value-type="float" office:value="-3.26129545457661">
            <text:p>-3.26</text:p>
          </table:table-cell>
          <table:table-cell table:formula="oooc:=20*RAND()-10" office:value-type="float" office:value="3.17502237856388">
            <text:p>3.18</text:p>
          </table:table-cell>
          <table:table-cell table:formula="oooc:=20*RAND()-10" office:value-type="float" office:value="0.0638698600232601">
            <text:p>0.0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4]+1" office:value-type="float" office:value="123">
            <text:p>123</text:p>
          </table:table-cell>
          <table:table-cell table:formula="oooc:=20*RAND()-10" office:value-type="float" office:value="-6.83720517903566">
            <text:p>-6.84</text:p>
          </table:table-cell>
          <table:table-cell table:formula="oooc:=20*RAND()-10" office:value-type="float" office:value="-6.16450765170157">
            <text:p>-6.16</text:p>
          </table:table-cell>
          <table:table-cell table:formula="oooc:=20*RAND()-10" office:value-type="float" office:value="-2.31780430302024">
            <text:p>-2.3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5]+1" office:value-type="float" office:value="124">
            <text:p>124</text:p>
          </table:table-cell>
          <table:table-cell table:formula="oooc:=20*RAND()-10" office:value-type="float" office:value="-8.59856924973428">
            <text:p>-8.6</text:p>
          </table:table-cell>
          <table:table-cell table:formula="oooc:=20*RAND()-10" office:value-type="float" office:value="-3.58210649341345">
            <text:p>-3.58</text:p>
          </table:table-cell>
          <table:table-cell table:formula="oooc:=20*RAND()-10" office:value-type="float" office:value="-7.95654159970582">
            <text:p>-7.9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6]+1" office:value-type="float" office:value="125">
            <text:p>125</text:p>
          </table:table-cell>
          <table:table-cell table:formula="oooc:=20*RAND()-10" office:value-type="float" office:value="-0.894129276275635">
            <text:p>-0.89</text:p>
          </table:table-cell>
          <table:table-cell table:formula="oooc:=20*RAND()-10" office:value-type="float" office:value="-0.0298617593944073">
            <text:p>-0.03</text:p>
          </table:table-cell>
          <table:table-cell table:formula="oooc:=20*RAND()-10" office:value-type="float" office:value="3.41731117106974">
            <text:p>3.4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7]+1" office:value-type="float" office:value="126">
            <text:p>126</text:p>
          </table:table-cell>
          <table:table-cell table:formula="oooc:=20*RAND()-10" office:value-type="float" office:value="-9.06251255422831">
            <text:p>-9.06</text:p>
          </table:table-cell>
          <table:table-cell table:formula="oooc:=20*RAND()-10" office:value-type="float" office:value="-5.65542699769139">
            <text:p>-5.66</text:p>
          </table:table-cell>
          <table:table-cell table:formula="oooc:=20*RAND()-10" office:value-type="float" office:value="0.266323527321219">
            <text:p>0.2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8]+1" office:value-type="float" office:value="127">
            <text:p>127</text:p>
          </table:table-cell>
          <table:table-cell table:formula="oooc:=20*RAND()-10" office:value-type="float" office:value="-3.32431475631893">
            <text:p>-3.32</text:p>
          </table:table-cell>
          <table:table-cell table:formula="oooc:=20*RAND()-10" office:value-type="float" office:value="-9.97883807867765">
            <text:p>-9.98</text:p>
          </table:table-cell>
          <table:table-cell table:formula="oooc:=20*RAND()-10" office:value-type="float" office:value="8.04620881564915">
            <text:p>8.0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9]+1" office:value-type="float" office:value="128">
            <text:p>128</text:p>
          </table:table-cell>
          <table:table-cell table:formula="oooc:=20*RAND()-10" office:value-type="float" office:value="-9.63036433793604">
            <text:p>-9.63</text:p>
          </table:table-cell>
          <table:table-cell table:formula="oooc:=20*RAND()-10" office:value-type="float" office:value="6.10956538468599">
            <text:p>6.11</text:p>
          </table:table-cell>
          <table:table-cell table:formula="oooc:=20*RAND()-10" office:value-type="float" office:value="3.9995742496103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0]+1" office:value-type="float" office:value="129">
            <text:p>129</text:p>
          </table:table-cell>
          <table:table-cell table:formula="oooc:=20*RAND()-10" office:value-type="float" office:value="-4.64379061944783">
            <text:p>-4.64</text:p>
          </table:table-cell>
          <table:table-cell table:formula="oooc:=20*RAND()-10" office:value-type="float" office:value="1.59087651409209">
            <text:p>1.59</text:p>
          </table:table-cell>
          <table:table-cell table:formula="oooc:=20*RAND()-10" office:value-type="float" office:value="-7.7845485880971">
            <text:p>-7.7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1]+1" office:value-type="float" office:value="130">
            <text:p>130</text:p>
          </table:table-cell>
          <table:table-cell table:formula="oooc:=20*RAND()-10" office:value-type="float" office:value="-7.54195249639452">
            <text:p>-7.54</text:p>
          </table:table-cell>
          <table:table-cell table:formula="oooc:=20*RAND()-10" office:value-type="float" office:value="-5.22023430094123">
            <text:p>-5.22</text:p>
          </table:table-cell>
          <table:table-cell table:formula="oooc:=20*RAND()-10" office:value-type="float" office:value="5.32833655364811">
            <text:p>5.3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2]+1" office:value-type="float" office:value="131">
            <text:p>131</text:p>
          </table:table-cell>
          <table:table-cell table:formula="oooc:=20*RAND()-10" office:value-type="float" office:value="9.8639339953661">
            <text:p>9.86</text:p>
          </table:table-cell>
          <table:table-cell table:formula="oooc:=20*RAND()-10" office:value-type="float" office:value="8.93126240931451">
            <text:p>8.93</text:p>
          </table:table-cell>
          <table:table-cell table:formula="oooc:=20*RAND()-10" office:value-type="float" office:value="5.2444614470005">
            <text:p>5.2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3]+1" office:value-type="float" office:value="132">
            <text:p>132</text:p>
          </table:table-cell>
          <table:table-cell table:formula="oooc:=20*RAND()-10" office:value-type="float" office:value="5.70603656582534">
            <text:p>5.71</text:p>
          </table:table-cell>
          <table:table-cell table:formula="oooc:=20*RAND()-10" office:value-type="float" office:value="-4.3300330452621">
            <text:p>-4.33</text:p>
          </table:table-cell>
          <table:table-cell table:formula="oooc:=20*RAND()-10" office:value-type="float" office:value="-1.58051616512239">
            <text:p>-1.5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4]+1" office:value-type="float" office:value="133">
            <text:p>133</text:p>
          </table:table-cell>
          <table:table-cell table:formula="oooc:=20*RAND()-10" office:value-type="float" office:value="-4.23009356483817">
            <text:p>-4.23</text:p>
          </table:table-cell>
          <table:table-cell table:formula="oooc:=20*RAND()-10" office:value-type="float" office:value="-1.16723821498454">
            <text:p>-1.17</text:p>
          </table:table-cell>
          <table:table-cell table:formula="oooc:=20*RAND()-10" office:value-type="float" office:value="2.25497618317604">
            <text:p>2.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5]+1" office:value-type="float" office:value="134">
            <text:p>134</text:p>
          </table:table-cell>
          <table:table-cell table:formula="oooc:=20*RAND()-10" office:value-type="float" office:value="3.45210213214159">
            <text:p>3.45</text:p>
          </table:table-cell>
          <table:table-cell table:formula="oooc:=20*RAND()-10" office:value-type="float" office:value="0.234192535281181">
            <text:p>0.23</text:p>
          </table:table-cell>
          <table:table-cell table:formula="oooc:=20*RAND()-10" office:value-type="float" office:value="8.67286968976259">
            <text:p>8.6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6]+1" office:value-type="float" office:value="135">
            <text:p>135</text:p>
          </table:table-cell>
          <table:table-cell table:formula="oooc:=20*RAND()-10" office:value-type="float" office:value="5.49556053243577">
            <text:p>5.5</text:p>
          </table:table-cell>
          <table:table-cell table:formula="oooc:=20*RAND()-10" office:value-type="float" office:value="9.34006325900555">
            <text:p>9.34</text:p>
          </table:table-cell>
          <table:table-cell table:formula="oooc:=20*RAND()-10" office:value-type="float" office:value="-1.35699206963181">
            <text:p>-1.3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7]+1" office:value-type="float" office:value="136">
            <text:p>136</text:p>
          </table:table-cell>
          <table:table-cell table:formula="oooc:=20*RAND()-10" office:value-type="float" office:value="-1.08712829649448">
            <text:p>-1.09</text:p>
          </table:table-cell>
          <table:table-cell table:formula="oooc:=20*RAND()-10" office:value-type="float" office:value="-9.72244929522276">
            <text:p>-9.72</text:p>
          </table:table-cell>
          <table:table-cell table:formula="oooc:=20*RAND()-10" office:value-type="float" office:value="2.98758094199002">
            <text:p>2.9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8]+1" office:value-type="float" office:value="137">
            <text:p>137</text:p>
          </table:table-cell>
          <table:table-cell table:formula="oooc:=20*RAND()-10" office:value-type="float" office:value="9.17919523082674">
            <text:p>9.18</text:p>
          </table:table-cell>
          <table:table-cell table:formula="oooc:=20*RAND()-10" office:value-type="float" office:value="-3.04676405154169">
            <text:p>-3.05</text:p>
          </table:table-cell>
          <table:table-cell table:formula="oooc:=20*RAND()-10" office:value-type="float" office:value="3.00874286331236">
            <text:p>3.0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9]+1" office:value-type="float" office:value="138">
            <text:p>138</text:p>
          </table:table-cell>
          <table:table-cell table:formula="oooc:=20*RAND()-10" office:value-type="float" office:value="7.22540404647589">
            <text:p>7.23</text:p>
          </table:table-cell>
          <table:table-cell table:formula="oooc:=20*RAND()-10" office:value-type="float" office:value="-2.6771283801645">
            <text:p>-2.68</text:p>
          </table:table-cell>
          <table:table-cell table:formula="oooc:=20*RAND()-10" office:value-type="float" office:value="-0.881691752001643">
            <text:p>-0.8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0]+1" office:value-type="float" office:value="139">
            <text:p>139</text:p>
          </table:table-cell>
          <table:table-cell table:formula="oooc:=20*RAND()-10" office:value-type="float" office:value="1.22497829608619">
            <text:p>1.22</text:p>
          </table:table-cell>
          <table:table-cell table:formula="oooc:=20*RAND()-10" office:value-type="float" office:value="2.67908100038767">
            <text:p>2.68</text:p>
          </table:table-cell>
          <table:table-cell table:formula="oooc:=20*RAND()-10" office:value-type="float" office:value="-9.29081522859633">
            <text:p>-9.2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1]+1" office:value-type="float" office:value="140">
            <text:p>140</text:p>
          </table:table-cell>
          <table:table-cell table:formula="oooc:=20*RAND()-10" office:value-type="float" office:value="3.4404297079891">
            <text:p>3.44</text:p>
          </table:table-cell>
          <table:table-cell table:formula="oooc:=20*RAND()-10" office:value-type="float" office:value="5.13712850399315">
            <text:p>5.14</text:p>
          </table:table-cell>
          <table:table-cell table:formula="oooc:=20*RAND()-10" office:value-type="float" office:value="-4.51104952953756">
            <text:p>-4.5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2]+1" office:value-type="float" office:value="141">
            <text:p>141</text:p>
          </table:table-cell>
          <table:table-cell table:formula="oooc:=20*RAND()-10" office:value-type="float" office:value="-1.23123373836279">
            <text:p>-1.23</text:p>
          </table:table-cell>
          <table:table-cell table:formula="oooc:=20*RAND()-10" office:value-type="float" office:value="5.00106249935925">
            <text:p>5</text:p>
          </table:table-cell>
          <table:table-cell table:formula="oooc:=20*RAND()-10" office:value-type="float" office:value="-5.57978712022305">
            <text:p>-5.5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3]+1" office:value-type="float" office:value="142">
            <text:p>142</text:p>
          </table:table-cell>
          <table:table-cell table:formula="oooc:=20*RAND()-10" office:value-type="float" office:value="-5.98677228204906">
            <text:p>-5.99</text:p>
          </table:table-cell>
          <table:table-cell table:formula="oooc:=20*RAND()-10" office:value-type="float" office:value="0.707099074497819">
            <text:p>0.71</text:p>
          </table:table-cell>
          <table:table-cell table:formula="oooc:=20*RAND()-10" office:value-type="float" office:value="0.0901798438280821">
            <text:p>0.0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4]+1" office:value-type="float" office:value="143">
            <text:p>143</text:p>
          </table:table-cell>
          <table:table-cell table:formula="oooc:=20*RAND()-10" office:value-type="float" office:value="2.43271155282855">
            <text:p>2.43</text:p>
          </table:table-cell>
          <table:table-cell table:formula="oooc:=20*RAND()-10" office:value-type="float" office:value="6.47700550965965">
            <text:p>6.48</text:p>
          </table:table-cell>
          <table:table-cell table:formula="oooc:=20*RAND()-10" office:value-type="float" office:value="8.92294162884355">
            <text:p>8.9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5]+1" office:value-type="float" office:value="144">
            <text:p>144</text:p>
          </table:table-cell>
          <table:table-cell table:formula="oooc:=20*RAND()-10" office:value-type="float" office:value="-5.31231226399541">
            <text:p>-5.31</text:p>
          </table:table-cell>
          <table:table-cell table:formula="oooc:=20*RAND()-10" office:value-type="float" office:value="-0.0708923581987619">
            <text:p>-0.07</text:p>
          </table:table-cell>
          <table:table-cell table:formula="oooc:=20*RAND()-10" office:value-type="float" office:value="-0.842865835875273">
            <text:p>-0.8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6]+1" office:value-type="float" office:value="145">
            <text:p>145</text:p>
          </table:table-cell>
          <table:table-cell table:formula="oooc:=20*RAND()-10" office:value-type="float" office:value="-6.63944257423282">
            <text:p>-6.64</text:p>
          </table:table-cell>
          <table:table-cell table:formula="oooc:=20*RAND()-10" office:value-type="float" office:value="-4.57533182576299">
            <text:p>-4.58</text:p>
          </table:table-cell>
          <table:table-cell table:formula="oooc:=20*RAND()-10" office:value-type="float" office:value="-1.50280257686973">
            <text:p>-1.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7]+1" office:value-type="float" office:value="146">
            <text:p>146</text:p>
          </table:table-cell>
          <table:table-cell table:formula="oooc:=20*RAND()-10" office:value-type="float" office:value="2.00356535613537">
            <text:p>2</text:p>
          </table:table-cell>
          <table:table-cell table:formula="oooc:=20*RAND()-10" office:value-type="float" office:value="4.33753987774253">
            <text:p>4.34</text:p>
          </table:table-cell>
          <table:table-cell table:formula="oooc:=20*RAND()-10" office:value-type="float" office:value="-1.22525186277926">
            <text:p>-1.2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8]+1" office:value-type="float" office:value="147">
            <text:p>147</text:p>
          </table:table-cell>
          <table:table-cell table:formula="oooc:=20*RAND()-10" office:value-type="float" office:value="-5.00885370187461">
            <text:p>-5.01</text:p>
          </table:table-cell>
          <table:table-cell table:formula="oooc:=20*RAND()-10" office:value-type="float" office:value="3.51673510856926">
            <text:p>3.52</text:p>
          </table:table-cell>
          <table:table-cell table:formula="oooc:=20*RAND()-10" office:value-type="float" office:value="5.72798408567905">
            <text:p>5.7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9]+1" office:value-type="float" office:value="148">
            <text:p>148</text:p>
          </table:table-cell>
          <table:table-cell table:formula="oooc:=20*RAND()-10" office:value-type="float" office:value="7.99988917075098">
            <text:p>8</text:p>
          </table:table-cell>
          <table:table-cell table:formula="oooc:=20*RAND()-10" office:value-type="float" office:value="0.742139164358377">
            <text:p>0.74</text:p>
          </table:table-cell>
          <table:table-cell table:formula="oooc:=20*RAND()-10" office:value-type="float" office:value="-6.94914429448545">
            <text:p>-6.9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0]+1" office:value-type="float" office:value="149">
            <text:p>149</text:p>
          </table:table-cell>
          <table:table-cell table:formula="oooc:=20*RAND()-10" office:value-type="float" office:value="-2.88180258125067">
            <text:p>-2.88</text:p>
          </table:table-cell>
          <table:table-cell table:formula="oooc:=20*RAND()-10" office:value-type="float" office:value="-8.03288253955543">
            <text:p>-8.03</text:p>
          </table:table-cell>
          <table:table-cell table:formula="oooc:=20*RAND()-10" office:value-type="float" office:value="5.72993670590222">
            <text:p>5.7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1]+1" office:value-type="float" office:value="150">
            <text:p>150</text:p>
          </table:table-cell>
          <table:table-cell table:formula="oooc:=20*RAND()-10" office:value-type="float" office:value="-2.172617809847">
            <text:p>-2.17</text:p>
          </table:table-cell>
          <table:table-cell table:formula="oooc:=20*RAND()-10" office:value-type="float" office:value="5.40754717774689">
            <text:p>5.41</text:p>
          </table:table-cell>
          <table:table-cell table:formula="oooc:=20*RAND()-10" office:value-type="float" office:value="0.867065209895372">
            <text:p>0.8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2]+1" office:value-type="float" office:value="151">
            <text:p>151</text:p>
          </table:table-cell>
          <table:table-cell table:formula="oooc:=20*RAND()-10" office:value-type="float" office:value="3.31633266061544">
            <text:p>3.32</text:p>
          </table:table-cell>
          <table:table-cell table:formula="oooc:=20*RAND()-10" office:value-type="float" office:value="-5.8236865606159">
            <text:p>-5.82</text:p>
          </table:table-cell>
          <table:table-cell table:formula="oooc:=20*RAND()-10" office:value-type="float" office:value="-4.13187228143215">
            <text:p>-4.1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3]+1" office:value-type="float" office:value="152">
            <text:p>152</text:p>
          </table:table-cell>
          <table:table-cell table:formula="oooc:=20*RAND()-10" office:value-type="float" office:value="7.73654554970562">
            <text:p>7.74</text:p>
          </table:table-cell>
          <table:table-cell table:formula="oooc:=20*RAND()-10" office:value-type="float" office:value="-1.81045884266496">
            <text:p>-1.81</text:p>
          </table:table-cell>
          <table:table-cell table:formula="oooc:=20*RAND()-10" office:value-type="float" office:value="6.57522679306567">
            <text:p>6.5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4]+1" office:value-type="float" office:value="153">
            <text:p>153</text:p>
          </table:table-cell>
          <table:table-cell table:formula="oooc:=20*RAND()-10" office:value-type="float" office:value="-2.17327460646629">
            <text:p>-2.17</text:p>
          </table:table-cell>
          <table:table-cell table:formula="oooc:=20*RAND()-10" office:value-type="float" office:value="-9.37774728983641">
            <text:p>-9.38</text:p>
          </table:table-cell>
          <table:table-cell table:formula="oooc:=20*RAND()-10" office:value-type="float" office:value="3.05223230272532">
            <text:p>3.0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5]+1" office:value-type="float" office:value="154">
            <text:p>154</text:p>
          </table:table-cell>
          <table:table-cell table:formula="oooc:=20*RAND()-10" office:value-type="float" office:value="-3.25033297762275">
            <text:p>-3.25</text:p>
          </table:table-cell>
          <table:table-cell table:formula="oooc:=20*RAND()-10" office:value-type="float" office:value="-4.69005955383182">
            <text:p>-4.69</text:p>
          </table:table-cell>
          <table:table-cell table:formula="oooc:=20*RAND()-10" office:value-type="float" office:value="-7.01866005547345">
            <text:p>-7.0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6]+1" office:value-type="float" office:value="155">
            <text:p>155</text:p>
          </table:table-cell>
          <table:table-cell table:formula="oooc:=20*RAND()-10" office:value-type="float" office:value="5.90680118650198">
            <text:p>5.91</text:p>
          </table:table-cell>
          <table:table-cell table:formula="oooc:=20*RAND()-10" office:value-type="float" office:value="-1.32950212806463">
            <text:p>-1.33</text:p>
          </table:table-cell>
          <table:table-cell table:formula="oooc:=20*RAND()-10" office:value-type="float" office:value="-1.59399188123643">
            <text:p>-1.5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7]+1" office:value-type="float" office:value="156">
            <text:p>156</text:p>
          </table:table-cell>
          <table:table-cell table:formula="oooc:=20*RAND()-10" office:value-type="float" office:value="-5.59600139036775">
            <text:p>-5.6</text:p>
          </table:table-cell>
          <table:table-cell table:formula="oooc:=20*RAND()-10" office:value-type="float" office:value="-9.32593676261604">
            <text:p>-9.33</text:p>
          </table:table-cell>
          <table:table-cell table:formula="oooc:=20*RAND()-10" office:value-type="float" office:value="-7.25645200349391">
            <text:p>-7.2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8]+1" office:value-type="float" office:value="157">
            <text:p>157</text:p>
          </table:table-cell>
          <table:table-cell table:formula="oooc:=20*RAND()-10" office:value-type="float" office:value="3.17874674685299">
            <text:p>3.18</text:p>
          </table:table-cell>
          <table:table-cell table:formula="oooc:=20*RAND()-10" office:value-type="float" office:value="-4.33479046449065">
            <text:p>-4.33</text:p>
          </table:table-cell>
          <table:table-cell table:formula="oooc:=20*RAND()-10" office:value-type="float" office:value="6.26028310507536">
            <text:p>6.2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9]+1" office:value-type="float" office:value="158">
            <text:p>158</text:p>
          </table:table-cell>
          <table:table-cell table:formula="oooc:=20*RAND()-10" office:value-type="float" office:value="-1.09326915815473">
            <text:p>-1.09</text:p>
          </table:table-cell>
          <table:table-cell table:formula="oooc:=20*RAND()-10" office:value-type="float" office:value="-6.33490129373968">
            <text:p>-6.33</text:p>
          </table:table-cell>
          <table:table-cell table:formula="oooc:=20*RAND()-10" office:value-type="float" office:value="-2.99757773056626">
            <text:p>-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0]+1" office:value-type="float" office:value="159">
            <text:p>159</text:p>
          </table:table-cell>
          <table:table-cell table:formula="oooc:=20*RAND()-10" office:value-type="float" office:value="1.95758654735982">
            <text:p>1.96</text:p>
          </table:table-cell>
          <table:table-cell table:formula="oooc:=20*RAND()-10" office:value-type="float" office:value="0.783296134322882">
            <text:p>0.78</text:p>
          </table:table-cell>
          <table:table-cell table:formula="oooc:=20*RAND()-10" office:value-type="float" office:value="-1.03046026080847">
            <text:p>-1.0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1]+1" office:value-type="float" office:value="160">
            <text:p>160</text:p>
          </table:table-cell>
          <table:table-cell table:formula="oooc:=20*RAND()-10" office:value-type="float" office:value="-2.31247673742473">
            <text:p>-2.31</text:p>
          </table:table-cell>
          <table:table-cell table:formula="oooc:=20*RAND()-10" office:value-type="float" office:value="8.61067832447588">
            <text:p>8.61</text:p>
          </table:table-cell>
          <table:table-cell table:formula="oooc:=20*RAND()-10" office:value-type="float" office:value="-5.62291308306158">
            <text:p>-5.6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2]+1" office:value-type="float" office:value="161">
            <text:p>161</text:p>
          </table:table-cell>
          <table:table-cell table:formula="oooc:=20*RAND()-10" office:value-type="float" office:value="8.55458847247064">
            <text:p>8.55</text:p>
          </table:table-cell>
          <table:table-cell table:formula="oooc:=20*RAND()-10" office:value-type="float" office:value="1.92701099440455">
            <text:p>1.93</text:p>
          </table:table-cell>
          <table:table-cell table:formula="oooc:=20*RAND()-10" office:value-type="float" office:value="-1.44659964367747">
            <text:p>-1.4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3]+1" office:value-type="float" office:value="162">
            <text:p>162</text:p>
          </table:table-cell>
          <table:table-cell table:formula="oooc:=20*RAND()-10" office:value-type="float" office:value="-5.57728380896151">
            <text:p>-5.58</text:p>
          </table:table-cell>
          <table:table-cell table:formula="oooc:=20*RAND()-10" office:value-type="float" office:value="-0.336443455889821">
            <text:p>-0.34</text:p>
          </table:table-cell>
          <table:table-cell table:formula="oooc:=20*RAND()-10" office:value-type="float" office:value="6.7429415229708">
            <text:p>6.7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4]+1" office:value-type="float" office:value="163">
            <text:p>163</text:p>
          </table:table-cell>
          <table:table-cell table:formula="oooc:=20*RAND()-10" office:value-type="float" office:value="-9.00205701589584">
            <text:p>-9</text:p>
          </table:table-cell>
          <table:table-cell table:formula="oooc:=20*RAND()-10" office:value-type="float" office:value="7.49028193764389">
            <text:p>7.49</text:p>
          </table:table-cell>
          <table:table-cell table:formula="oooc:=20*RAND()-10" office:value-type="float" office:value="7.36519423313439">
            <text:p>7.3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5]+1" office:value-type="float" office:value="164">
            <text:p>164</text:p>
          </table:table-cell>
          <table:table-cell table:formula="oooc:=20*RAND()-10" office:value-type="float" office:value="4.05017528682947">
            <text:p>4.05</text:p>
          </table:table-cell>
          <table:table-cell table:formula="oooc:=20*RAND()-10" office:value-type="float" office:value="-5.76005103997886">
            <text:p>-5.76</text:p>
          </table:table-cell>
          <table:table-cell table:formula="oooc:=20*RAND()-10" office:value-type="float" office:value="-7.3248653113842">
            <text:p>-7.3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6]+1" office:value-type="float" office:value="165">
            <text:p>165</text:p>
          </table:table-cell>
          <table:table-cell table:formula="oooc:=20*RAND()-10" office:value-type="float" office:value="7.03151523135602">
            <text:p>7.03</text:p>
          </table:table-cell>
          <table:table-cell table:formula="oooc:=20*RAND()-10" office:value-type="float" office:value="-9.85324985347688">
            <text:p>-9.85</text:p>
          </table:table-cell>
          <table:table-cell table:formula="oooc:=20*RAND()-10" office:value-type="float" office:value="1.34563256055117">
            <text:p>1.3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7]+1" office:value-type="float" office:value="166">
            <text:p>166</text:p>
          </table:table-cell>
          <table:table-cell table:formula="oooc:=20*RAND()-10" office:value-type="float" office:value="-4.56247664988041">
            <text:p>-4.56</text:p>
          </table:table-cell>
          <table:table-cell table:formula="oooc:=20*RAND()-10" office:value-type="float" office:value="-5.44925124384463">
            <text:p>-5.45</text:p>
          </table:table-cell>
          <table:table-cell table:formula="oooc:=20*RAND()-10" office:value-type="float" office:value="2.01969579793513">
            <text:p>2.0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8]+1" office:value-type="float" office:value="167">
            <text:p>167</text:p>
          </table:table-cell>
          <table:table-cell table:formula="oooc:=20*RAND()-10" office:value-type="float" office:value="-1.81892865337431">
            <text:p>-1.82</text:p>
          </table:table-cell>
          <table:table-cell table:formula="oooc:=20*RAND()-10" office:value-type="float" office:value="7.72949551232159">
            <text:p>7.73</text:p>
          </table:table-cell>
          <table:table-cell table:formula="oooc:=20*RAND()-10" office:value-type="float" office:value="7.6849053427577">
            <text:p>7.6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9]+1" office:value-type="float" office:value="168">
            <text:p>168</text:p>
          </table:table-cell>
          <table:table-cell table:formula="oooc:=20*RAND()-10" office:value-type="float" office:value="-5.55864553898573">
            <text:p>-5.56</text:p>
          </table:table-cell>
          <table:table-cell table:formula="oooc:=20*RAND()-10" office:value-type="float" office:value="-3.36377364583313">
            <text:p>-3.36</text:p>
          </table:table-cell>
          <table:table-cell table:formula="oooc:=20*RAND()-10" office:value-type="float" office:value="-8.64999595098197">
            <text:p>-8.6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0]+1" office:value-type="float" office:value="169">
            <text:p>169</text:p>
          </table:table-cell>
          <table:table-cell table:formula="oooc:=20*RAND()-10" office:value-type="float" office:value="1.44377673044801">
            <text:p>1.44</text:p>
          </table:table-cell>
          <table:table-cell table:formula="oooc:=20*RAND()-10" office:value-type="float" office:value="8.59381290152669">
            <text:p>8.59</text:p>
          </table:table-cell>
          <table:table-cell table:formula="oooc:=20*RAND()-10" office:value-type="float" office:value="2.13330018334091">
            <text:p>2.1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1]+1" office:value-type="float" office:value="170">
            <text:p>170</text:p>
          </table:table-cell>
          <table:table-cell table:formula="oooc:=20*RAND()-10" office:value-type="float" office:value="-9.58668353036046">
            <text:p>-9.59</text:p>
          </table:table-cell>
          <table:table-cell table:formula="oooc:=20*RAND()-10" office:value-type="float" office:value="-3.71866383589804">
            <text:p>-3.72</text:p>
          </table:table-cell>
          <table:table-cell table:formula="oooc:=20*RAND()-10" office:value-type="float" office:value="0.743978517130017">
            <text:p>0.7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2]+1" office:value-type="float" office:value="171">
            <text:p>171</text:p>
          </table:table-cell>
          <table:table-cell table:formula="oooc:=20*RAND()-10" office:value-type="float" office:value="-5.20959661342204">
            <text:p>-5.21</text:p>
          </table:table-cell>
          <table:table-cell table:formula="oooc:=20*RAND()-10" office:value-type="float" office:value="-5.16407535411417">
            <text:p>-5.16</text:p>
          </table:table-cell>
          <table:table-cell table:formula="oooc:=20*RAND()-10" office:value-type="float" office:value="-7.32901048846543">
            <text:p>-7.3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3]+1" office:value-type="float" office:value="172">
            <text:p>172</text:p>
          </table:table-cell>
          <table:table-cell table:formula="oooc:=20*RAND()-10" office:value-type="float" office:value="3.34380375221372">
            <text:p>3.34</text:p>
          </table:table-cell>
          <table:table-cell table:formula="oooc:=20*RAND()-10" office:value-type="float" office:value="-0.741359163075685">
            <text:p>-0.74</text:p>
          </table:table-cell>
          <table:table-cell table:formula="oooc:=20*RAND()-10" office:value-type="float" office:value="2.33454605564475">
            <text:p>2.3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4]+1" office:value-type="float" office:value="173">
            <text:p>173</text:p>
          </table:table-cell>
          <table:table-cell table:formula="oooc:=20*RAND()-10" office:value-type="float" office:value="0.0867452751845121">
            <text:p>0.09</text:p>
          </table:table-cell>
          <table:table-cell table:formula="oooc:=20*RAND()-10" office:value-type="float" office:value="0.256583830341697">
            <text:p>0.26</text:p>
          </table:table-cell>
          <table:table-cell table:formula="oooc:=20*RAND()-10" office:value-type="float" office:value="-0.175172006711364">
            <text:p>-0.1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5]+1" office:value-type="float" office:value="174">
            <text:p>174</text:p>
          </table:table-cell>
          <table:table-cell table:formula="oooc:=20*RAND()-10" office:value-type="float" office:value="-7.67395955510437">
            <text:p>-7.67</text:p>
          </table:table-cell>
          <table:table-cell table:formula="oooc:=20*RAND()-10" office:value-type="float" office:value="9.87439632415771">
            <text:p>9.87</text:p>
          </table:table-cell>
          <table:table-cell table:formula="oooc:=20*RAND()-10" office:value-type="float" office:value="-9.77972818538547">
            <text:p>-9.7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6]+1" office:value-type="float" office:value="175">
            <text:p>175</text:p>
          </table:table-cell>
          <table:table-cell table:formula="oooc:=20*RAND()-10" office:value-type="float" office:value="8.02898782305419">
            <text:p>8.03</text:p>
          </table:table-cell>
          <table:table-cell table:formula="oooc:=20*RAND()-10" office:value-type="float" office:value="5.61985032632947">
            <text:p>5.62</text:p>
          </table:table-cell>
          <table:table-cell table:formula="oooc:=20*RAND()-10" office:value-type="float" office:value="0.613376069813967">
            <text:p>0.6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7]+1" office:value-type="float" office:value="176">
            <text:p>176</text:p>
          </table:table-cell>
          <table:table-cell table:formula="oooc:=20*RAND()-10" office:value-type="float" office:value="7.36792876385152">
            <text:p>7.37</text:p>
          </table:table-cell>
          <table:table-cell table:formula="oooc:=20*RAND()-10" office:value-type="float" office:value="-4.10938775166869">
            <text:p>-4.11</text:p>
          </table:table-cell>
          <table:table-cell table:formula="oooc:=20*RAND()-10" office:value-type="float" office:value="0.366141749545932">
            <text:p>0.3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8]+1" office:value-type="float" office:value="177">
            <text:p>177</text:p>
          </table:table-cell>
          <table:table-cell table:formula="oooc:=20*RAND()-10" office:value-type="float" office:value="2.90535337291658">
            <text:p>2.91</text:p>
          </table:table-cell>
          <table:table-cell table:formula="oooc:=20*RAND()-10" office:value-type="float" office:value="-8.90494574792683">
            <text:p>-8.9</text:p>
          </table:table-cell>
          <table:table-cell table:formula="oooc:=20*RAND()-10" office:value-type="float" office:value="9.28686745464802">
            <text:p>9.2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9]+1" office:value-type="float" office:value="178">
            <text:p>178</text:p>
          </table:table-cell>
          <table:table-cell table:formula="oooc:=20*RAND()-10" office:value-type="float" office:value="-6.91027748398483">
            <text:p>-6.91</text:p>
          </table:table-cell>
          <table:table-cell table:formula="oooc:=20*RAND()-10" office:value-type="float" office:value="-0.349064096808434">
            <text:p>-0.35</text:p>
          </table:table-cell>
          <table:table-cell table:formula="oooc:=20*RAND()-10" office:value-type="float" office:value="2.51141272485256">
            <text:p>2.5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0]+1" office:value-type="float" office:value="179">
            <text:p>179</text:p>
          </table:table-cell>
          <table:table-cell table:formula="oooc:=20*RAND()-10" office:value-type="float" office:value="0.509929554536939">
            <text:p>0.51</text:p>
          </table:table-cell>
          <table:table-cell table:formula="oooc:=20*RAND()-10" office:value-type="float" office:value="2.16318070888519">
            <text:p>2.16</text:p>
          </table:table-cell>
          <table:table-cell table:formula="oooc:=20*RAND()-10" office:value-type="float" office:value="4.73264540545642">
            <text:p>4.7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1]+1" office:value-type="float" office:value="180">
            <text:p>180</text:p>
          </table:table-cell>
          <table:table-cell table:formula="oooc:=20*RAND()-10" office:value-type="float" office:value="3.44271011650562">
            <text:p>3.44</text:p>
          </table:table-cell>
          <table:table-cell table:formula="oooc:=20*RAND()-10" office:value-type="float" office:value="-6.23881416395307">
            <text:p>-6.24</text:p>
          </table:table-cell>
          <table:table-cell table:formula="oooc:=20*RAND()-10" office:value-type="float" office:value="-2.85701277665794">
            <text:p>-2.8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2]+1" office:value-type="float" office:value="181">
            <text:p>181</text:p>
          </table:table-cell>
          <table:table-cell table:formula="oooc:=20*RAND()-10" office:value-type="float" office:value="-0.585911944508553">
            <text:p>-0.59</text:p>
          </table:table-cell>
          <table:table-cell table:formula="oooc:=20*RAND()-10" office:value-type="float" office:value="1.35800020769238">
            <text:p>1.36</text:p>
          </table:table-cell>
          <table:table-cell table:formula="oooc:=20*RAND()-10" office:value-type="float" office:value="-8.00309232436121">
            <text:p>-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3]+1" office:value-type="float" office:value="182">
            <text:p>182</text:p>
          </table:table-cell>
          <table:table-cell table:formula="oooc:=20*RAND()-10" office:value-type="float" office:value="-7.26411201991141">
            <text:p>-7.26</text:p>
          </table:table-cell>
          <table:table-cell table:formula="oooc:=20*RAND()-10" office:value-type="float" office:value="-4.72060159780085">
            <text:p>-4.72</text:p>
          </table:table-cell>
          <table:table-cell table:formula="oooc:=20*RAND()-10" office:value-type="float" office:value="8.9383836556226">
            <text:p>8.9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4]+1" office:value-type="float" office:value="183">
            <text:p>183</text:p>
          </table:table-cell>
          <table:table-cell table:formula="oooc:=20*RAND()-10" office:value-type="float" office:value="7.84821472130716">
            <text:p>7.85</text:p>
          </table:table-cell>
          <table:table-cell table:formula="oooc:=20*RAND()-10" office:value-type="float" office:value="0.00940617173910141">
            <text:p>0.01</text:p>
          </table:table-cell>
          <table:table-cell table:formula="oooc:=20*RAND()-10" office:value-type="float" office:value="-1.21822901070118">
            <text:p>-1.2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5]+1" office:value-type="float" office:value="184">
            <text:p>184</text:p>
          </table:table-cell>
          <table:table-cell table:formula="oooc:=20*RAND()-10" office:value-type="float" office:value="5.78241306357086">
            <text:p>5.78</text:p>
          </table:table-cell>
          <table:table-cell table:formula="oooc:=20*RAND()-10" office:value-type="float" office:value="2.33544661663473">
            <text:p>2.34</text:p>
          </table:table-cell>
          <table:table-cell table:formula="oooc:=20*RAND()-10" office:value-type="float" office:value="-1.34383268654346">
            <text:p>-1.3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6]+1" office:value-type="float" office:value="185">
            <text:p>185</text:p>
          </table:table-cell>
          <table:table-cell table:formula="oooc:=20*RAND()-10" office:value-type="float" office:value="6.00268487818539">
            <text:p>6</text:p>
          </table:table-cell>
          <table:table-cell table:formula="oooc:=20*RAND()-10" office:value-type="float" office:value="0.364434449002147">
            <text:p>0.36</text:p>
          </table:table-cell>
          <table:table-cell table:formula="oooc:=20*RAND()-10" office:value-type="float" office:value="-5.72398236021399">
            <text:p>-5.7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7]+1" office:value-type="float" office:value="186">
            <text:p>186</text:p>
          </table:table-cell>
          <table:table-cell table:formula="oooc:=20*RAND()-10" office:value-type="float" office:value="-3.38393905200064">
            <text:p>-3.38</text:p>
          </table:table-cell>
          <table:table-cell table:formula="oooc:=20*RAND()-10" office:value-type="float" office:value="-2.26763678714633">
            <text:p>-2.27</text:p>
          </table:table-cell>
          <table:table-cell table:formula="oooc:=20*RAND()-10" office:value-type="float" office:value="0.166629888117313">
            <text:p>0.1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8]+1" office:value-type="float" office:value="187">
            <text:p>187</text:p>
          </table:table-cell>
          <table:table-cell table:formula="oooc:=20*RAND()-10" office:value-type="float" office:value="6.98220270685852">
            <text:p>6.98</text:p>
          </table:table-cell>
          <table:table-cell table:formula="oooc:=20*RAND()-10" office:value-type="float" office:value="-9.36228341422975">
            <text:p>-9.36</text:p>
          </table:table-cell>
          <table:table-cell table:formula="oooc:=20*RAND()-10" office:value-type="float" office:value="1.26168414950371">
            <text:p>1.26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9]+1" office:value-type="float" office:value="188">
            <text:p>188</text:p>
          </table:table-cell>
          <table:table-cell table:formula="oooc:=20*RAND()-10" office:value-type="float" office:value="6.26907016150653">
            <text:p>6.27</text:p>
          </table:table-cell>
          <table:table-cell table:formula="oooc:=20*RAND()-10" office:value-type="float" office:value="-6.27256089821458">
            <text:p>-6.27</text:p>
          </table:table-cell>
          <table:table-cell table:formula="oooc:=20*RAND()-10" office:value-type="float" office:value="-9.08737994730473">
            <text:p>-9.0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0]+1" office:value-type="float" office:value="189">
            <text:p>189</text:p>
          </table:table-cell>
          <table:table-cell table:formula="oooc:=20*RAND()-10" office:value-type="float" office:value="-1.2195171136409">
            <text:p>-1.22</text:p>
          </table:table-cell>
          <table:table-cell table:formula="oooc:=20*RAND()-10" office:value-type="float" office:value="4.23736865632236">
            <text:p>4.24</text:p>
          </table:table-cell>
          <table:table-cell table:formula="oooc:=20*RAND()-10" office:value-type="float" office:value="3.07580076158047">
            <text:p>3.0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1]+1" office:value-type="float" office:value="190">
            <text:p>190</text:p>
          </table:table-cell>
          <table:table-cell table:formula="oooc:=20*RAND()-10" office:value-type="float" office:value="-6.48687170818448">
            <text:p>-6.49</text:p>
          </table:table-cell>
          <table:table-cell table:formula="oooc:=20*RAND()-10" office:value-type="float" office:value="-2.31992122717202">
            <text:p>-2.32</text:p>
          </table:table-cell>
          <table:table-cell table:formula="oooc:=20*RAND()-10" office:value-type="float" office:value="6.83698660694063">
            <text:p>6.8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2]+1" office:value-type="float" office:value="191">
            <text:p>191</text:p>
          </table:table-cell>
          <table:table-cell table:formula="oooc:=20*RAND()-10" office:value-type="float" office:value="0.656115524470806">
            <text:p>0.66</text:p>
          </table:table-cell>
          <table:table-cell table:formula="oooc:=20*RAND()-10" office:value-type="float" office:value="7.09416683763266">
            <text:p>7.09</text:p>
          </table:table-cell>
          <table:table-cell table:formula="oooc:=20*RAND()-10" office:value-type="float" office:value="-1.80501318536699">
            <text:p>-1.8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3]+1" office:value-type="float" office:value="192">
            <text:p>192</text:p>
          </table:table-cell>
          <table:table-cell table:formula="oooc:=20*RAND()-10" office:value-type="float" office:value="2.6530232001096">
            <text:p>2.65</text:p>
          </table:table-cell>
          <table:table-cell table:formula="oooc:=20*RAND()-10" office:value-type="float" office:value="9.83005481772125">
            <text:p>9.83</text:p>
          </table:table-cell>
          <table:table-cell table:formula="oooc:=20*RAND()-10" office:value-type="float" office:value="3.47438521683216">
            <text:p>3.4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4]+1" office:value-type="float" office:value="193">
            <text:p>193</text:p>
          </table:table-cell>
          <table:table-cell table:formula="oooc:=20*RAND()-10" office:value-type="float" office:value="1.5914068557322">
            <text:p>1.59</text:p>
          </table:table-cell>
          <table:table-cell table:formula="oooc:=20*RAND()-10" office:value-type="float" office:value="7.67826953902841">
            <text:p>7.68</text:p>
          </table:table-cell>
          <table:table-cell table:formula="oooc:=20*RAND()-10" office:value-type="float" office:value="-6.51620861142874">
            <text:p>-6.5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5]+1" office:value-type="float" office:value="194">
            <text:p>194</text:p>
          </table:table-cell>
          <table:table-cell table:formula="oooc:=20*RAND()-10" office:value-type="float" office:value="-9.62682215496898">
            <text:p>-9.63</text:p>
          </table:table-cell>
          <table:table-cell table:formula="oooc:=20*RAND()-10" office:value-type="float" office:value="3.46068261191249">
            <text:p>3.46</text:p>
          </table:table-cell>
          <table:table-cell table:formula="oooc:=20*RAND()-10" office:value-type="float" office:value="5.81923801451921">
            <text:p>5.8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6]+1" office:value-type="float" office:value="195">
            <text:p>195</text:p>
          </table:table-cell>
          <table:table-cell table:formula="oooc:=20*RAND()-10" office:value-type="float" office:value="-0.970654832199216">
            <text:p>-0.97</text:p>
          </table:table-cell>
          <table:table-cell table:formula="oooc:=20*RAND()-10" office:value-type="float" office:value="-0.53663250990212">
            <text:p>-0.54</text:p>
          </table:table-cell>
          <table:table-cell table:formula="oooc:=20*RAND()-10" office:value-type="float" office:value="-3.81632753647864">
            <text:p>-3.8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7]+1" office:value-type="float" office:value="196">
            <text:p>196</text:p>
          </table:table-cell>
          <table:table-cell table:formula="oooc:=20*RAND()-10" office:value-type="float" office:value="3.30536280758679">
            <text:p>3.31</text:p>
          </table:table-cell>
          <table:table-cell table:formula="oooc:=20*RAND()-10" office:value-type="float" office:value="6.07942844741046">
            <text:p>6.08</text:p>
          </table:table-cell>
          <table:table-cell table:formula="oooc:=20*RAND()-10" office:value-type="float" office:value="3.91603567637503">
            <text:p>3.9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8]+1" office:value-type="float" office:value="197">
            <text:p>197</text:p>
          </table:table-cell>
          <table:table-cell table:formula="oooc:=20*RAND()-10" office:value-type="float" office:value="-6.52800729498267">
            <text:p>-6.53</text:p>
          </table:table-cell>
          <table:table-cell table:formula="oooc:=20*RAND()-10" office:value-type="float" office:value="3.06163115426898">
            <text:p>3.06</text:p>
          </table:table-cell>
          <table:table-cell table:formula="oooc:=20*RAND()-10" office:value-type="float" office:value="4.55375226214528">
            <text:p>4.5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9]+1" office:value-type="float" office:value="198">
            <text:p>198</text:p>
          </table:table-cell>
          <table:table-cell table:formula="oooc:=20*RAND()-10" office:value-type="float" office:value="4.73367685452104">
            <text:p>4.73</text:p>
          </table:table-cell>
          <table:table-cell table:formula="oooc:=20*RAND()-10" office:value-type="float" office:value="-0.669298684224486">
            <text:p>-0.67</text:p>
          </table:table-cell>
          <table:table-cell table:formula="oooc:=20*RAND()-10" office:value-type="float" office:value="8.2811913639307">
            <text:p>8.28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00]+1" office:value-type="float" office:value="199">
            <text:p>199</text:p>
          </table:table-cell>
          <table:table-cell table:formula="oooc:=20*RAND()-10" office:value-type="float" office:value="5.64629690721631">
            <text:p>5.65</text:p>
          </table:table-cell>
          <table:table-cell table:formula="oooc:=20*RAND()-10" office:value-type="float" office:value="8.11118421144783">
            <text:p>8.11</text:p>
          </table:table-cell>
          <table:table-cell table:formula="oooc:=20*RAND()-10" office:value-type="float" office:value="2.51856002025306">
            <text:p>2.52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3">03.07.2009</text:date>, <text:time>00:03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Sven Kurras</dc:creator>
    <dc:date>2009-07-03T00:02:47</dc:date>
    <meta:editing-cycles>5</meta:editing-cycles>
    <meta:editing-duration>PT5M22S</meta:editing-duration>
    <meta:user-defined meta:name="Info 1"/>
    <meta:user-defined meta:name="Info 2"/>
    <meta:user-defined meta:name="Info 3"/>
    <meta:user-defined meta:name="Info 4"/>
    <meta:document-statistic meta:table-count="1" meta:cell-count="4824"/>
  </office:meta>
</office:document-meta>
</file>